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tyle:font-charset="x-symbol" style:font-pitch="variable" style:font-family-generic="roman" svg:font-family="Symbol"/>
    <style:font-face style:name="Wingdings" style:font-charset="x-symbol" style:font-pitch="variable" style:font-family-generic="system" svg:font-family="Wingdings"/>
    <style:font-face style:name="Univers LT 45 Light" style:font-family-generic="roman" svg:font-family="'Univers LT 45 Light'"/>
    <style:font-face style:name="The Sans Semi Bold" style:font-family-generic="swiss" svg:font-family="'The Sans Semi Bold'"/>
    <style:font-face style:name="Courier New" style:font-pitch="fixed" style:font-family-generic="modern" svg:font-family="'Courier New'"/>
    <style:font-face style:name="LinePrinter" style:font-pitch="fixed" style:font-family-generic="modern" svg:font-family="LinePrinter"/>
    <style:font-face style:name="Arial" style:font-pitch="variable" style:font-family-generic="roman" svg:font-family="Arial"/>
    <style:font-face style:name="Arial Unicode MS" style:font-pitch="variable" style:font-family-generic="roman" svg:font-family="'Arial Unicode MS'"/>
    <style:font-face style:name="Liberation Serif" style:font-pitch="variable" style:font-family-generic="roman" svg:font-family="'Liberation Serif'"/>
    <style:font-face style:name="Times New Roman" style:font-pitch="variable" style:font-family-generic="roman" svg:font-family="'Times New Roman'"/>
    <style:font-face style:name="Arial1" style:font-pitch="variable" style:font-family-generic="swiss" svg:font-family="Arial"/>
    <style:font-face style:name="Calibri" style:font-pitch="variable" style:font-family-generic="swiss" svg:font-family="Calibri"/>
    <style:font-face style:name="Calibri1" style:font-adornments="Regular" style:font-pitch="variable" style:font-family-generic="swiss" svg:font-family="Calibri"/>
    <style:font-face style:name="Helv" style:font-pitch="variable" style:font-family-generic="swiss" svg:font-family="Helv"/>
    <style:font-face style:name="Liberation Sans" style:font-pitch="variable" style:font-family-generic="swiss" svg:font-family="'Liberation Sans'"/>
    <style:font-face style:name="Tahoma" style:font-pitch="variable" style:font-family-generic="swiss" svg:font-family="Tahoma"/>
    <style:font-face style:name="MS Gothic" style:font-pitch="variable" style:font-family-generic="system" svg:font-family="'MS Gothic'"/>
    <style:font-face style:name="Tahoma1" style:font-pitch="variable" style:font-family-generic="system" svg:font-family="Tahoma"/>
    <style:font-face style:name="Univers 45 Light" style:font-pitch="variable" style:font-family-generic="system" svg:font-family="'Univers 45 Light'"/>
  </office:font-face-decls>
  <office:automatic-styles>
    <style:style style:name="P1" style:parent-style-name="Text_20_body" style:family="paragraph" style:master-page-name="">
      <style:paragraph-properties fo:border-left="none" fo:padding="0.049cm" fo:border-top="0.06pt solid #000000" style:line-height-at-least="0.388cm" style:join-border="false" fo:border-right="none" fo:border-bottom="none" fo:hyphenation-ladder-count="no-limit" style:page-number="auto">
        <style:tab-stops>
          <style:tab-stop style:position="14.993cm" style:type="right"/>
        </style:tab-stops>
      </style:paragraph-properties>
      <style:text-properties fo:hyphenation-push-char-count="2" style:font-name="Calibri" loext:padding-bottom="0cm" loext:padding-right="0cm" fo:hyphenation-remain-char-count="2" officeooo:rsid="004b6859" loext:padding-top="0.049cm" fo:hyphenate="true" loext:border="none" loext:padding-left="0cm"/>
    </style:style>
    <style:style style:name="P2" style:parent-style-name="Footer" style:family="paragraph">
      <style:paragraph-properties fo:padding-left="0cm" fo:border-left="none" fo:padding-top="0.035cm" fo:border-top="0.51pt solid #000000" fo:border-right="none" fo:padding-right="0cm" fo:border-bottom="none" fo:padding-bottom="0cm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P3" style:parent-style-name="Footer" style:family="paragraph">
      <style:paragraph-properties fo:padding-left="0cm" fo:border-left="none" fo:padding-top="0.035cm" fo:border-top="0.51pt solid #000000" fo:border-right="none" fo:padding-right="0cm" fo:border-bottom="none" fo:padding-bottom="0cm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P4" style:parent-style-name="Standard" style:family="paragraph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style:country-asian="US" fo:country="DE" style:language-asian="en" style:font-size-complex="11pt" fo:font-size="11pt" style:font-size-asian="11pt" fo:language="de" officeooo:paragraph-rsid="0032fef0"/>
    </style:style>
    <style:style style:name="P5" style:parent-style-name="Standard" style:family="paragraph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style:country-asian="US" fo:country="DE" style:language-asian="en" officeooo:rsid="00346b24" style:font-size-complex="10pt" fo:font-size="16pt" style:font-size-asian="10pt" fo:language="de" officeooo:paragraph-rsid="00346b24"/>
    </style:style>
    <style:style style:name="P6" style:parent-style-name="Standard" style:family="paragraph">
      <style:paragraph-properties style:line-height-at-least="0.423cm" style:justify-single-word="false" fo:text-align="justify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7" style:parent-style-name="Standard" style:list-style-name="WWNum6" style:family="paragraph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8" style:parent-style-name="Standard" style:list-style-name="WWNum6" style:family="paragraph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6c2a27"/>
    </style:style>
    <style:style style:name="P9" style:parent-style-name="Standard" style:list-style-name="WWNum6" style:family="paragraph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style:country-asian="US" fo:country="DE" style:language-asian="en" style:font-size-complex="11pt" fo:font-size="11pt" style:font-size-asian="11pt" fo:language="de" officeooo:paragraph-rsid="0032fef0"/>
    </style:style>
    <style:style style:name="P10" style:parent-style-name="Standard1" style:list-style-name="WWNum6" style:family="paragraph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style:font-weight-asian="bold" fo:font-weight="bold" fo:country="DE" style:font-size-complex="11pt" style:font-weight-complex="bold" fo:font-size="11pt" style:font-size-asian="11pt" fo:language="de" officeooo:paragraph-rsid="0032fef0"/>
    </style:style>
    <style:style style:name="P11" style:parent-style-name="Standard1" style:list-style-name="WWNum6" style:family="paragraph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country="DE" style:font-size-complex="11pt" fo:font-size="11pt" style:font-size-asian="11pt" fo:language="de" officeooo:paragraph-rsid="0032fef0"/>
    </style:style>
    <style:style style:name="P12" style:parent-style-name="Standard1" style:list-style-name="WWNum6" style:family="paragraph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13" style:parent-style-name="Standard1" style:list-style-name="WWNum6" style:family="paragraph">
      <style:paragraph-properties style:line-height-at-least="0.423cm">
        <style:tab-stops>
          <style:tab-stop style:position="0cm"/>
        </style:tab-stops>
      </style:paragraph-properties>
      <style:text-properties officeooo:paragraph-rsid="0032fef0"/>
    </style:style>
    <style:style style:name="T1" style:family="text">
      <style:text-properties fo:font-size="9pt"/>
    </style:style>
    <style:style style:name="T2" style:family="text">
      <style:text-properties officeooo:rsid="003c7b76" fo:font-size="9pt"/>
    </style:style>
    <style:style style:name="T3" style:family="text">
      <style:text-properties style:font-name="Calibri" fo:font-size="9pt" style:font-size-asian="9pt" style:font-name-complex="Arial1"/>
    </style:style>
    <style:style style:name="T4" style:family="text">
      <style:text-properties style:font-name="Calibri" style:font-size-complex="9pt" fo:font-size="9pt" style:font-size-asian="9pt" style:font-name-complex="Arial1"/>
    </style:style>
    <style:style style:name="T5" style:family="text">
      <style:text-properties style:font-name="Calibri" officeooo:rsid="002dfa47" style:font-size-complex="9pt" fo:font-size="9pt" style:font-size-asian="9pt" style:font-name-complex="Arial1"/>
    </style:style>
    <style:style style:name="T6" style:family="text">
      <style:text-properties style:font-name="Calibri" officeooo:rsid="002dfa47" fo:font-size="9pt" style:font-size-asian="9pt" style:font-name-complex="Arial1"/>
    </style:style>
    <style:style style:name="T7" style:family="text">
      <style:text-properties style:font-name="Calibri" style:country-asian="US" fo:country="DE" style:language-asian="en" style:font-size-complex="11pt" fo:font-size="11pt" style:font-size-asian="11pt" fo:language="de"/>
    </style:style>
    <style:style style:name="T8" style:family="text">
      <style:text-properties style:font-name="Calibri" fo:country="DE" style:font-size-complex="11pt" fo:font-size="11pt" style:font-size-asian="11pt" fo:language="de"/>
    </style:style>
    <style:style style:name="T9" style:family="text">
      <style:text-properties style:font-name="Calibri" fo:country="DE" officeooo:rsid="00580dab" style:font-size-complex="11pt" fo:font-size="11pt" style:font-size-asian="11pt" fo:language="de"/>
    </style:style>
    <style:style style:name="T10" style:family="text">
      <style:text-properties loext:char-shading-value="0" style:font-name="Calibri" style:font-weight-asian="normal" fo:font-weight="normal" fo:country="DE" fo:background-color="#ffffff" style:font-size-complex="11pt" style:font-weight-complex="normal" fo:font-size="11pt" style:font-size-asian="11pt" fo:language="de"/>
    </style:style>
    <style:style style:name="T11" style:family="text">
      <style:text-properties style:font-name="Calibri" style:country-asian="none" style:font-weight-asian="normal" style:language-asian="zxx" style:country-complex="none" fo:background-color="#ffffff" style:font-size-complex="11pt" style:font-weight-complex="normal" style:font-size-asian="11pt" loext:char-shading-value="0" style:language-complex="zxx" fo:font-weight="normal" fo:country="none" fo:font-size="11pt" fo:language="zxx"/>
    </style:style>
    <style:style style:name="T12" style:family="text">
      <style:text-properties style:font-name="Calibri" style:country-asian="none" style:font-weight-asian="normal" style:language-asian="zxx" style:country-complex="none" fo:background-color="#ffffff" style:font-size-complex="11pt" style:font-weight-complex="normal" style:font-size-asian="11pt" loext:char-shading-value="0" style:language-complex="zxx" fo:font-weight="normal" fo:country="none" officeooo:rsid="006b296c" fo:font-size="11pt" fo:language="zxx"/>
    </style:style>
    <style:style style:name="T13" style:family="text">
      <style:text-properties officeooo:rsid="0066c213"/>
    </style:style>
    <style:style style:name="T14" style:family="text">
      <style:text-properties officeooo:rsid="006b296c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 text:style-name="P5">Anmeldung an das Handelsregisteramt</text:p>
      <text:p text:style-name="P4"/>
      <text:list text:style-name="WWNum6" xml:id="list220043497">
        <text:list-item>
          <text:p text:style-name="P7"><text:span text:style-name="Absatz-Standardschriftart"><text:span text:style-name="T7">Zur Eintragung in das Handelsregister wird folgende Neueintragung angemeldet:</text:span></text:span></text:p>
        </text:list-item>
        <text:list-item>
          <text:p text:style-name="P9"/>
        </text:list-item>
        <text:list-item>
          <text:p text:style-name="P9"/>
        </text:list-item>
        <text:list-item>
          <text:p text:style-name="P10">Firma</text:p>
        </text:list-item>
        <text:list-item>
          <text:p text:style-name="P12"><text:bookmark-start text:name="FirmaGerman"/><text:span text:style-name="Absatz-Standardschriftart"><text:span text:style-name="T8"/></text:span>testfirma<text:bookmark-end text:name="FirmaGerman"/><text:span text:style-name="Absatz-Standardschriftart"><text:span text:style-name="T9"> </text:span></text:span><text:span text:style-name="Absatz-Standardschriftart"><text:span text:style-name="T8">AG</text:span></text:span></text:p>
        </text:list-item>
        <text:list-item>
          <text:p text:style-name="P11"/>
        </text:list-item>
        <text:list-item>
          <text:p text:style-name="P10">Übersetzungen der Firma</text:p>
        </text:list-item>
        <text:list-item>
          <text:p text:style-name="P12"><text:span text:style-name="Absatz-Standardschriftart"><text:span text:style-name="T8"/></text:span>testfirma<text:span text:style-name="Absatz-Standardschriftart"><text:span text:style-name="T8"> SA</text:span></text:span></text:p>
        </text:list-item>
        <text:list-item>
          <text:p text:style-name="P12"><text:span text:style-name="Absatz-Standardschriftart"><text:span text:style-name="T8"/></text:span>testfirma<text:span text:style-name="Absatz-Standardschriftart"><text:span text:style-name="T8"> Ltd</text:span></text:span></text:p>
        </text:list-item>
        <text:list-item>
          <text:p text:style-name="P11"/>
        </text:list-item>
        <text:list-item>
          <text:p text:style-name="P10">Sitz</text:p>
        </text:list-item>
        <text:list-item>
          <text:p text:style-name="P12"><text:span text:style-name="Absatz-Standardschriftart"><text:span text:style-name="T8"/></text:span>testoffice<text:span text:style-name="Absatz-Standardschriftart"><text:span text:style-name="T8"> / </text:span></text:span>testcanton</text:p>
        </text:list-item>
        <text:list-item>
          <text:p text:style-name="P11"/>
        </text:list-item>
        <text:list-item>
          <text:p text:style-name="P10">Domizil</text:p>
        </text:list-item>
        <text:list-item>
          <text:p text:style-name="P13"><text:span text:style-name="Absatz-Standardschriftart"><text:span text:style-name="T8"/></text:span><text:span text:style-name="Absatz-Standardschriftart"><text:span text:style-name="T8"> </text:span></text:span>testcity<text:span text:style-name="Absatz-Standardschriftart"><text:span text:style-name="T8">, </text:span></text:span>teststreet<text:span text:style-name="Absatz-Standardschriftart"><text:span text:style-name="T8"> </text:span></text:span>testnumber<text:span text:style-name="Absatz-Standardschriftart"><text:span text:style-name="T8"> (eigenes Rechtsdomizil)</text:span></text:span></text:p>
        </text:list-item>
        <text:list-item>
          <text:p text:style-name="P10"/>
        </text:list-item>
        <text:list-item>
          <text:p text:style-name="P10">Rechtsform</text:p>
        </text:list-item>
        <text:list-item>
          <text:p text:style-name="P11">Aktiengesellschaft</text:p>
        </text:list-item>
        <text:list-item>
          <text:p text:style-name="P11"/>
        </text:list-item>
        <text:list-item>
          <text:p text:style-name="P10">Statutendatum</text:p>
        </text:list-item>
        <text:list-item>
          <text:p text:style-name="P12"><text:span text:style-name="Fett"><text:span text:style-name="T10"/></text:span></text:p>
        </text:list-item>
        <text:list-item>
          <text:p text:style-name="P11"/>
        </text:list-item>
        <text:list-item>
          <text:p text:style-name="P10">Zweck</text:p>
        </text:list-item>
        <text:list-item>
          <text:p text:style-name="P8"><text:span text:style-name="Fett"><text:span text:style-name="T12"/>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tyle:font-charset="x-symbol" style:font-pitch="variable" style:font-family-generic="roman" svg:font-family="Symbol"/>
    <style:font-face style:name="Wingdings" style:font-charset="x-symbol" style:font-pitch="variable" style:font-family-generic="system" svg:font-family="Wingdings"/>
    <style:font-face style:name="Univers LT 45 Light" style:font-family-generic="roman" svg:font-family="'Univers LT 45 Light'"/>
    <style:font-face style:name="The Sans Semi Bold" style:font-family-generic="swiss" svg:font-family="'The Sans Semi Bold'"/>
    <style:font-face style:name="Courier New" style:font-pitch="fixed" style:font-family-generic="modern" svg:font-family="'Courier New'"/>
    <style:font-face style:name="LinePrinter" style:font-pitch="fixed" style:font-family-generic="modern" svg:font-family="LinePrinter"/>
    <style:font-face style:name="Arial" style:font-pitch="variable" style:font-family-generic="roman" svg:font-family="Arial"/>
    <style:font-face style:name="Arial Unicode MS" style:font-pitch="variable" style:font-family-generic="roman" svg:font-family="'Arial Unicode MS'"/>
    <style:font-face style:name="Liberation Serif" style:font-pitch="variable" style:font-family-generic="roman" svg:font-family="'Liberation Serif'"/>
    <style:font-face style:name="Times New Roman" style:font-pitch="variable" style:font-family-generic="roman" svg:font-family="'Times New Roman'"/>
    <style:font-face style:name="Arial1" style:font-pitch="variable" style:font-family-generic="swiss" svg:font-family="Arial"/>
    <style:font-face style:name="Calibri" style:font-pitch="variable" style:font-family-generic="swiss" svg:font-family="Calibri"/>
    <style:font-face style:name="Calibri1" style:font-adornments="Regular" style:font-pitch="variable" style:font-family-generic="swiss" svg:font-family="Calibri"/>
    <style:font-face style:name="Helv" style:font-pitch="variable" style:font-family-generic="swiss" svg:font-family="Helv"/>
    <style:font-face style:name="Liberation Sans" style:font-pitch="variable" style:font-family-generic="swiss" svg:font-family="'Liberation Sans'"/>
    <style:font-face style:name="Tahoma" style:font-pitch="variable" style:font-family-generic="swiss" svg:font-family="Tahoma"/>
    <style:font-face style:name="MS Gothic" style:font-pitch="variable" style:font-family-generic="system" svg:font-family="'MS Gothic'"/>
    <style:font-face style:name="Tahoma1" style:font-pitch="variable" style:font-family-generic="system" svg:font-family="Tahoma"/>
    <style:font-face style:name="Univers 45 Light" style:font-pitch="variable" style:font-family-generic="system" svg:font-family="'Univers 45 Light'"/>
  </office:font-face-decls>
  <office:styles>
    <style:default-style style:family="graphic">
      <style:graphic-properties style:flow-with-text="false" draw:stroke="solid" draw:shadow-offset-x="0.3cm" draw:start-line-spacing-horizontal="0.283cm" fo:wrap-option="wrap" draw:shadow-offset-y="0.3cm" draw:end-line-spacing-vertical="0.283cm" draw:end-line-spacing-horizontal="0.283cm" svg:stroke-width="0.071cm" svg:stroke-linecap="butt" draw:fill-color="#4f81bd" draw:start-line-spacing-vertical="0.283cm" svg:stroke-color="#385d8a"/>
      <style:paragraph-properties style:text-autospace="ideograph-alpha" style:line-break="strict" fo:text-align="start" fo:line-height="100%" style:font-independent-line-spacing="false">
        <style:tab-stops/>
      </style:paragraph-properties>
      <style:text-properties style:country-asian="CH" style:font-weight-asian="normal" style:country-complex="SA" style:letter-kerning="false" fo:font-variant="normal" style:font-style-complex="normal" style:text-scale="100%" fo:text-transform="none" style:text-line-through-style="none" style:font-weight-complex="normal" style:font-name-complex="Times New Roman" fo:letter-spacing="normal" style:text-position="0% 100%" fo:font-style="normal" style:font-name="Times New Roman" style:language-asian="de" style:text-emphasize="none" style:font-name-asian="Times New Roman" style:font-size-complex="10pt" style:font-size-asian="10pt" style:language-complex="ar" style:text-line-through-type="none" fo:font-weight="normal" fo:country="CH" style:text-outline="false" fo:font-size="10pt" style:font-style-asian="normal" style:use-window-font-color="true" style:text-underline-style="none" style:font-relief="none" fo:language="de"/>
    </style:default-style>
    <style:default-style style:family="paragraph">
      <style:paragraph-properties style:snap-to-layout-grid="true" text:line-number="0" style:punctuation-wrap="hanging" fo:break-after="auto" fo:background-color="transparent" style:justify-single-word="false" style:tab-stop-distance="1.27cm" fo:orphans="2" fo:break-before="auto" fo:text-align="start" style:writing-mode="lr-tb" fo:widows="2" text:number-lines="true" fo:keep-with-next="auto" style:text-autospace="ideograph-alpha" fo:padding="0cm" fo:keep-together="auto" fo:border="none" style:line-break="strict" fo:hyphenation-ladder-count="no-limit" style:shadow="none" fo:line-height="100%">
        <style:background-image/>
      </style:paragraph-properties>
      <style:text-properties style:country-asian="CH" style:font-weight-asian="normal" style:country-complex="SA" style:letter-kerning="false" fo:font-variant="normal" style:font-style-complex="normal" style:text-scale="100%" fo:text-transform="none" style:text-line-through-style="none" style:font-weight-complex="normal" style:font-name-complex="Times New Roman" fo:letter-spacing="normal" style:text-combine="none" style:text-position="0% 100%" fo:font-style="normal" style:font-name="Times New Roman" style:language-asian="de" style:text-emphasize="none" fo:background-color="transparent" style:font-name-asian="Times New Roman" style:font-size-complex="10pt" style:font-size-asian="10pt" style:language-complex="ar" style:text-line-through-type="none" fo:font-weight="normal" fo:country="CH" style:text-outline="false" fo:hyphenate="true" fo:font-size="10pt" style:font-style-asian="normal" style:use-window-font-color="true" style:text-underline-style="none" style:font-relief="none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parent-style-name="Standard" style:family="paragraph" style:next-style-name="Text_20_body" style:class="text">
      <style:paragraph-properties fo:keep-with-next="always" fo:margin-bottom="0.212cm" fo:margin-top="0.423cm" loext:contextual-spacing="false"/>
      <style:text-properties style:font-name="Liberation Sans" style:font-pitch-complex="variable" style:font-name-asian="MS Gothic" style:font-size-complex="14pt" style:font-family-asian="'MS Gothic'" style:font-pitch-asian="variable" style:font-family-complex="Tahoma" style:font-size-asian="14pt" style:font-name-complex="Tahoma1" fo:font-family="'Liberation Sans'" style:font-pitch="variable" style:font-family-generic="swiss" style:font-family-generic-complex="system" fo:font-size="14pt" style:font-family-generic-asian="system"/>
    </style:style>
    <style:style style:name="Text_20_body" style:parent-style-name="Standard" style:family="paragraph" style:class="text" style:display-name="Text body">
      <style:paragraph-properties fo:margin-bottom="0.247cm" fo:margin-top="0cm" loext:contextual-spacing="false" fo:line-height="115%"/>
    </style:style>
    <style:style style:name="Heading_20_1" style:parent-style-name="Normal" style:family="paragraph" style:next-style-name="Normal" style:class="text" style:display-name="Heading 1" style:default-outline-level="1">
      <style:paragraph-properties fo:text-indent="0cm" fo:keep-with-next="always" fo:margin-left="0cm" style:auto-text-indent="false" fo:margin-right="-0.039cm" fo:hyphenation-ladder-count="no-limit"/>
      <style:text-properties style:font-weight-asian="bold" fo:font-weight="bold" fo:hyphenate="true" fo:font-size="13pt" style:font-size-asian="13pt"/>
    </style:style>
    <style:style style:name="Heading_20_2" style:parent-style-name="Normal" style:family="paragraph" style:next-style-name="Normal" style:class="text" style:display-name="Heading 2" style:default-outline-level="2">
      <style:paragraph-properties fo:keep-with-next="always" fo:hyphenation-ladder-count="no-limit"/>
      <style:text-properties style:font-weight-asian="bold" fo:font-weight="bold" fo:hyphenate="true" fo:font-size="12pt" style:font-size-asian="12pt"/>
    </style:style>
    <style:style style:name="Heading_20_3" style:parent-style-name="Normal" style:family="paragraph" style:next-style-name="Normal" style:class="text" style:display-name="Heading 3" style:default-outline-level="3">
      <style:paragraph-properties fo:text-indent="0cm" fo:keep-with-next="always" fo:margin-left="0.035cm" fo:margin-bottom="0cm" style:auto-text-indent="false" fo:margin-right="0cm" fo:hyphenation-ladder-count="no-limit" fo:margin-top="0.035cm" loext:contextual-spacing="false">
        <style:tab-stops/>
      </style:paragraph-properties>
      <style:text-properties style:font-weight-asian="bold" fo:font-weight="bold" fo:hyphenate="true" fo:font-size="12pt" style:font-size-asian="12pt"/>
    </style:style>
    <style:style style:name="Heading_20_4" style:parent-style-name="Normal" style:family="paragraph" style:next-style-name="Normal" style:class="text" style:display-name="Heading 4" style:default-outline-level="4">
      <style:paragraph-properties fo:text-indent="-0.75cm" fo:keep-with-next="always" fo:margin-left="0.75cm" style:auto-text-indent="false" fo:margin-right="0cm" fo:hyphenation-ladder-count="no-limit">
        <style:tab-stops/>
      </style:paragraph-properties>
      <style:text-properties style:font-weight-asian="bold" fo:font-weight="bold" fo:hyphenate="true" fo:font-size="12pt" style:font-size-asian="12pt"/>
    </style:style>
    <style:style style:name="Heading_20_5" style:parent-style-name="Normal" style:family="paragraph" style:next-style-name="Normal" style:class="text" style:display-name="Heading 5" style:default-outline-level="5">
      <style:paragraph-properties fo:text-indent="0cm" fo:keep-with-next="always" fo:margin-left="0cm" style:auto-text-indent="false" fo:margin-right="-0.039cm" fo:hyphenation-ladder-count="no-limit"/>
      <style:text-properties style:font-weight-asian="bold" fo:font-weight="bold" fo:hyphenate="true" fo:font-size="14pt" style:font-size-asian="14pt"/>
    </style:style>
    <style:style style:name="Heading_20_6" style:parent-style-name="Normal" style:family="paragraph" style:next-style-name="Normal" style:class="text" style:display-name="Heading 6" style:default-outline-level="6">
      <style:paragraph-properties fo:keep-with-next="always" fo:hyphenation-ladder-count="no-limit"/>
      <style:text-properties style:font-weight-asian="bold" fo:font-weight="bold" fo:hyphenate="true" fo:font-size="8pt" style:font-size-asian="8pt"/>
    </style:style>
    <style:style style:name="Heading_20_7" style:parent-style-name="Normal" style:family="paragraph" style:next-style-name="Normal" style:class="text" style:display-name="Heading 7" style:default-outline-level="7">
      <style:paragraph-properties fo:text-indent="-0.75cm" fo:keep-with-next="always" fo:margin-left="0.75cm" style:auto-text-indent="false" fo:margin-right="0cm" fo:hyphenation-ladder-count="no-limit">
        <style:tab-stops/>
      </style:paragraph-properties>
      <style:text-properties style:font-weight-asian="bold" fo:font-weight="bold" fo:hyphenate="true" fo:font-size="11pt" style:font-size-asian="11pt"/>
    </style:style>
    <style:style style:name="Heading_20_8" style:parent-style-name="Normal" style:family="paragraph" style:next-style-name="Normal_20_Indent" style:class="text" style:display-name="Heading 8" style:default-outline-level="8">
      <style:paragraph-properties fo:text-indent="0cm" style:vertical-align="baseline" style:text-autospace="none" style:punctuation-wrap="simple" fo:margin-left="1.249cm" style:auto-text-indent="false" fo:margin-right="0cm" fo:hyphenation-ladder-count="no-limit">
        <style:tab-stops/>
      </style:paragraph-properties>
      <style:text-properties style:font-name="LinePrinter" style:font-pitch="fixed" fo:country="CH" style:font-family-generic="modern" fo:hyphenate="true" fo:font-size="11pt" style:font-style-asian="italic" fo:font-style="italic" style:font-size-asian="11pt" fo:font-family="LinePrinter" fo:language="de"/>
    </style:style>
    <style:style style:name="Heading_20_9" style:parent-style-name="Normal" style:family="paragraph" style:next-style-name="Normal_20_Indent" style:class="text" style:display-name="Heading 9" style:default-outline-level="9">
      <style:paragraph-properties fo:text-indent="0cm" style:vertical-align="baseline" style:text-autospace="none" style:punctuation-wrap="simple" fo:margin-left="1.249cm" style:auto-text-indent="false" fo:margin-right="0cm" fo:hyphenation-ladder-count="no-limit">
        <style:tab-stops/>
      </style:paragraph-properties>
      <style:text-properties style:font-name="LinePrinter" style:font-pitch="fixed" fo:country="CH" style:font-family-generic="modern" fo:hyphenate="true" fo:font-size="11pt" style:font-style-asian="italic" fo:font-style="italic" style:font-size-asian="11pt" fo:font-family="LinePrinter" fo:language="de"/>
    </style:style>
    <style:style style:name="Normal" style:family="paragraph">
      <style:paragraph-properties fo:hyphenation-ladder-count="no-limit"/>
      <style:text-properties style:font-name="Arial1" style:font-pitch="variable" fo:country="DE" style:font-family-generic="swiss" fo:hyphenate="true" fo:font-family="Arial" fo:language="de"/>
    </style:style>
    <style:style style:name="Fu_3f_zeile" style:parent-style-name="Normal" style:family="paragraph" style:display-name="Fu?zeile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hyphenate="true" fo:font-size="11pt" style:font-size-asian="11pt"/>
    </style:style>
    <style:style style:name="Header_20_and_20_Footer" style:parent-style-name="Standard" style:family="paragraph" style:class="extra" style:display-name="Header and Footer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parent-style-name="Normal" style:family="paragraph" style:class="extra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hyphenate="true" fo:font-size="11pt" style:font-size-asian="11pt"/>
    </style:style>
    <style:style style:name="GSKOPF" style:parent-style-name="Normal" style:family="paragraph" style:next-style-name="Normal">
      <style:paragraph-properties fo:orphans="0" fo:widows="0" fo:hyphenation-ladder-count="no-limit"/>
      <style:text-properties style:font-weight-asian="bold" fo:font-weight="bold" fo:hyphenate="true" fo:font-size="11pt" style:font-size-asian="11pt"/>
    </style:style>
    <style:style style:name="Block_20_Text" style:parent-style-name="Normal" style:family="paragraph" style:display-name="Block Text">
      <style:paragraph-properties fo:text-indent="-1cm" fo:margin-left="1cm" fo:margin-bottom="0cm" fo:orphans="0" style:auto-text-indent="false" fo:margin-right="-0.314cm" fo:widows="0" fo:hyphenation-ladder-count="no-limit" fo:margin-top="0.035cm" loext:contextual-spacing="false">
        <style:tab-stops>
          <style:tab-stop style:char="." style:position="-0.499cm" style:type="char"/>
        </style:tab-stops>
      </style:paragraph-properties>
      <style:text-properties fo:hyphenate="true" fo:font-size="11pt" style:font-size-asian="11pt"/>
    </style:style>
    <style:style style:name="Body_20_Text_20_Indent" style:parent-style-name="Normal" style:family="paragraph" style:display-name="Body Text Indent">
      <style:paragraph-properties fo:text-indent="-0.965cm" fo:margin-left="1cm" fo:margin-bottom="0cm" style:auto-text-indent="false" fo:margin-right="0cm" fo:hyphenation-ladder-count="no-limit" fo:margin-top="0.035cm" loext:contextual-spacing="false">
        <style:tab-stops>
          <style:tab-stop style:char="." style:position="-0.499cm" style:type="char"/>
        </style:tab-stops>
      </style:paragraph-properties>
      <style:text-properties fo:hyphenate="true" fo:font-size="11pt" style:font-size-asian="11pt"/>
    </style:style>
    <style:style style:name="Body_20_Text_20_Indent_20_2" style:parent-style-name="Normal" style:family="paragraph" style:display-name="Body Text Indent 2">
      <style:paragraph-properties fo:text-indent="-1cm" fo:margin-left="1cm" style:auto-text-indent="false" fo:margin-right="0cm" fo:hyphenation-ladder-count="no-limit">
        <style:tab-stops>
          <style:tab-stop style:char="." style:position="-0.499cm" style:type="char"/>
        </style:tab-stops>
      </style:paragraph-properties>
      <style:text-properties fo:hyphenate="true" fo:font-size="11pt" style:font-size-asian="11pt"/>
    </style:style>
    <style:style style:name="Body_20_Text_20_Indent_20_3" style:parent-style-name="Normal" style:family="paragraph" style:display-name="Body Text Indent 3">
      <style:paragraph-properties fo:text-indent="-0.751cm" fo:margin-left="0.751cm" style:justify-single-word="false" style:auto-text-indent="false" fo:margin-right="0cm" fo:text-align="justify" fo:hyphenation-ladder-count="no-limit">
        <style:tab-stops/>
      </style:paragraph-properties>
      <style:text-properties fo:country="CH" fo:hyphenate="true" fo:font-size="11pt" style:font-size-asian="11pt" fo:language="de"/>
    </style:style>
    <style:style style:name="Footer" style:parent-style-name="Normal" style:family="paragraph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Blocktext1" style:parent-style-name="Normal" style:family="paragraph">
      <style:paragraph-properties fo:text-indent="0cm" style:vertical-align="baseline" style:text-autospace="none" fo:padding="0.106cm" style:punctuation-wrap="simple" fo:margin-left="0.199cm" fo:border="0.74pt solid #000000" style:auto-text-indent="false" fo:margin-right="0.199cm" fo:hyphenation-ladder-count="no-limit" style:shadow="none">
        <style:tab-stops/>
      </style:paragraph-properties>
      <style:text-properties style:font-weight-asian="bold" fo:font-weight="bold" fo:hyphenate="true" fo:font-size="14pt" style:font-size-asian="14pt"/>
    </style:style>
    <style:style style:name="TOC_20_4" style:parent-style-name="Normal" style:family="paragraph" style:next-style-name="Normal" style:display-name="TOC 4">
      <style:paragraph-properties fo:text-indent="0cm" style:vertical-align="baseline" style:text-autospace="none" style:punctuation-wrap="simple" fo:margin-left="3.501cm" style:auto-text-indent="false" fo:margin-right="-0.002cm" fo:hyphenation-ladder-count="no-limit">
        <style:tab-stops>
          <style:tab-stop style:position="2cm"/>
          <style:tab-stop style:position="12.252cm" style:type="right" style:leader-style="dotted" style:leader-text="."/>
        </style:tab-stops>
      </style:paragraph-properties>
      <style:text-properties fo:hyphenate="true" fo:font-size="11pt" style:font-size-asian="11pt"/>
    </style:style>
    <style:style style:name="TOC_20_3" style:parent-style-name="Normal" style:family="paragraph" style:next-style-name="Normal" style:display-name="TOC 3">
      <style:paragraph-properties fo:text-indent="0cm" style:vertical-align="baseline" style:text-autospace="none" style:punctuation-wrap="simple" fo:margin-left="2cm" style:auto-text-indent="false" fo:margin-right="-0.002cm" fo:hyphenation-ladder-count="no-limit">
        <style:tab-stops>
          <style:tab-stop style:position="1.501cm"/>
          <style:tab-stop style:position="13.753cm" style:type="right" style:leader-style="dotted" style:leader-text="."/>
        </style:tab-stops>
      </style:paragraph-properties>
      <style:text-properties fo:hyphenate="true" fo:font-size="11pt" style:font-size-asian="11pt"/>
    </style:style>
    <style:style style:name="TOC_20_2" style:parent-style-name="Normal" style:family="paragraph" style:next-style-name="Normal" style:display-name="TOC 2">
      <style:paragraph-properties fo:text-indent="0cm" style:vertical-align="baseline" style:text-autospace="none" style:punctuation-wrap="simple" fo:margin-left="1cm" style:auto-text-indent="false" fo:margin-right="-0.002cm" fo:hyphenation-ladder-count="no-limit">
        <style:tab-stops>
          <style:tab-stop style:position="1cm"/>
          <style:tab-stop style:position="14.753cm" style:type="right" style:leader-style="dotted" style:leader-text="."/>
        </style:tab-stops>
      </style:paragraph-properties>
      <style:text-properties fo:hyphenate="true" fo:font-size="11pt" style:font-size-asian="11pt"/>
    </style:style>
    <style:style style:name="TOC_20_1" style:parent-style-name="Normal" style:family="paragraph" style:next-style-name="Normal" style:display-name="TOC 1">
      <style:paragraph-properties fo:text-indent="0cm" style:vertical-align="baseline" style:text-autospace="none" style:punctuation-wrap="simple" fo:margin-left="0cm" style:auto-text-indent="false" fo:margin-right="-0.002cm" fo:hyphenation-ladder-count="no-limit">
        <style:tab-stops>
          <style:tab-stop style:position="1cm"/>
          <style:tab-stop style:position="15.753cm" style:type="right" style:leader-style="dotted" style:leader-text="."/>
        </style:tab-stops>
      </style:paragraph-properties>
      <style:text-properties fo:hyphenate="true" fo:font-size="11pt" style:font-size-asian="11pt"/>
    </style:style>
    <style:style style:name="Normal_20_Indent" style:parent-style-name="Normal" style:family="paragraph" style:display-name="Normal Indent">
      <style:paragraph-properties fo:text-indent="0cm" style:vertical-align="baseline" style:text-autospace="none" style:punctuation-wrap="simple" fo:margin-left="1cm" style:auto-text-indent="false" fo:margin-right="0cm" fo:hyphenation-ladder-count="no-limit">
        <style:tab-stops/>
      </style:paragraph-properties>
      <style:text-properties fo:hyphenate="true" fo:font-size="11pt" style:font-size-asian="11pt"/>
    </style:style>
    <style:style style:name="Text_20_links_20_o_2f_Abs" style:parent-style-name="Normal" style:family="paragraph" style:display-name="Text links o/Abs">
      <style:paragraph-properties style:vertical-align="baseline" style:text-autospace="none" style:punctuation-wrap="simple" fo:hyphenation-ladder-count="no-limit">
        <style:tab-stops>
          <style:tab-stop style:position="0.501cm"/>
          <style:tab-stop style:position="1cm"/>
          <style:tab-stop style:position="1.501cm"/>
          <style:tab-stop style:position="8.502cm"/>
          <style:tab-stop style:position="17.002cm" style:type="right"/>
        </style:tab-stops>
      </style:paragraph-properties>
      <style:text-properties fo:hyphenate="true" fo:font-size="11pt" style:font-size-asian="11pt"/>
    </style:style>
    <style:style style:name="ITP" style:parent-style-name="Normal" style:family="paragraph">
      <style:paragraph-properties style:vertical-align="baseline" style:text-autospace="none" style:punctuation-wrap="simple" fo:hyphenation-ladder-count="no-limit"/>
      <style:text-properties fo:hyphenate="true" fo:font-size="11pt" style:font-size-asian="11pt"/>
    </style:style>
    <style:style style:name="GSDATUM" style:parent-style-name="Normal" style:family="paragraph" style:next-style-name="Normal">
      <style:paragraph-properties style:vertical-align="baseline" style:text-autospace="none" style:punctuation-wrap="simple" fo:hyphenation-ladder-count="no-limit">
        <style:tab-stops>
          <style:tab-stop style:position="9.003cm"/>
        </style:tab-stops>
      </style:paragraph-properties>
      <style:text-properties fo:hyphenate="true" fo:font-size="11pt" style:font-size-asian="11pt"/>
    </style:style>
    <style:style style:name="Schbrief" style:parent-style-name="Normal" style:family="paragraph" style:next-style-name="Normal">
      <style:paragraph-properties style:vertical-align="baseline" style:text-autospace="none" style:punctuation-wrap="simple" style:justify-single-word="false" fo:text-align="center" fo:hyphenation-ladder-count="no-limit">
        <style:tab-stops>
          <style:tab-stop style:position="9.502cm"/>
          <style:tab-stop style:position="17.002cm" style:type="right"/>
        </style:tab-stops>
      </style:paragraph-properties>
      <style:text-properties fo:hyphenate="true" fo:font-size="11pt" style:font-size-asian="11pt"/>
    </style:style>
    <style:style style:name="GBAUSZUG" style:parent-style-name="Normal" style:family="paragraph">
      <style:paragraph-properties style:vertical-align="baseline" style:text-autospace="none" style:punctuation-wrap="simple" style:justify-single-word="false" fo:text-align="center" fo:hyphenation-ladder-count="no-limit">
        <style:tab-stops>
          <style:tab-stop style:position="9.502cm"/>
          <style:tab-stop style:position="17.002cm" style:type="right"/>
        </style:tab-stops>
      </style:paragraph-properties>
      <style:text-properties style:font-name="Helv" style:font-weight-asian="bold" style:font-pitch="variable" fo:font-weight="bold" style:font-family-generic="swiss" fo:hyphenate="true" fo:font-size="22pt" style:font-size-asian="22pt" fo:font-family="Helv"/>
    </style:style>
    <style:style style:name="ARTIKEL" style:parent-style-name="Normal" style:family="paragraph" style:next-style-name="Normal">
      <style:paragraph-properties style:vertical-align="baseline" style:text-autospace="none" style:punctuation-wrap="simple" style:justify-single-word="false" fo:text-align="center" fo:hyphenation-ladder-count="no-limit">
        <style:tab-stops>
          <style:tab-stop style:position="17.002cm" style:type="right"/>
        </style:tab-stops>
      </style:paragraph-properties>
      <style:text-properties style:font-name="Helv" style:font-pitch="variable" style:font-family-generic="swiss" fo:hyphenate="true" fo:font-size="9pt" style:font-size-asian="9pt" fo:font-family="Helv"/>
    </style:style>
    <style:style style:name="Schbrief1" style:parent-style-name="Schbrief" style:family="paragraph">
      <style:paragraph-properties fo:hyphenation-ladder-count="no-limit"/>
      <style:text-properties fo:hyphenate="true"/>
    </style:style>
    <style:style style:name="Body_20_Text" style:parent-style-name="Normal" style:family="paragraph" style:display-name="Body Text">
      <style:paragraph-properties fo:text-indent="0cm" style:vertical-align="baseline" style:text-autospace="none" style:punctuation-wrap="simple" fo:margin-left="0cm" fo:orphans="0" style:auto-text-indent="false" fo:margin-right="-0.503cm" fo:widows="0" fo:hyphenation-ladder-count="no-limit">
        <style:tab-stops>
          <style:tab-stop style:position="17.503cm" style:type="right"/>
        </style:tab-stops>
      </style:paragraph-properties>
      <style:text-properties fo:hyphenate="true" fo:font-size="9pt" style:font-size-asian="9pt"/>
    </style:style>
    <style:style style:name="List_20_Paragraph" style:parent-style-name="Normal" style:family="paragraph" style:display-name="List Paragraph">
      <style:paragraph-properties fo:text-indent="0cm" fo:margin-left="1.27cm" fo:margin-bottom="0.353cm" style:auto-text-indent="false" fo:margin-right="0cm" fo:hyphenation-ladder-count="no-limit" fo:margin-top="0cm" loext:contextual-spacing="false" fo:line-height="115%">
        <style:tab-stops/>
      </style:paragraph-properties>
      <style:text-properties style:font-name="Calibri" style:font-pitch="variable" fo:country="CH" style:font-family-generic="swiss" style:font-size-complex="11pt" fo:hyphenate="true" fo:font-size="11pt" style:font-size-asian="11pt" fo:font-family="Calibri" fo:language="de"/>
    </style:style>
    <style:style style:name="Balloon_20_Text" style:parent-style-name="Normal" style:family="paragraph" style:display-name="Balloon Text">
      <style:paragraph-properties fo:hyphenation-ladder-count="no-limit"/>
      <style:text-properties style:font-name="Tahoma" style:font-pitch="variable" style:font-pitch-complex="variable" style:font-family-generic="swiss" style:font-size-complex="8pt" fo:hyphenate="true" style:font-family-generic-complex="swiss" fo:font-size="8pt" style:font-family-complex="Tahoma" style:font-size-asian="8pt" style:font-name-complex="Tahoma" fo:font-family="Tahoma"/>
    </style:style>
    <style:style style:name="Kopie_20_an" style:parent-style-name="Normal" style:family="paragraph" style:display-name="Kopie an">
      <style:paragraph-properties style:snap-to-layout-grid="false" style:line-height-at-least="0.388cm" fo:hyphenation-ladder-count="no-limit"/>
      <style:text-properties style:font-name="Calibri" style:font-pitch="variable" fo:country="CH" style:font-family-generic="swiss" style:font-size-complex="12pt" fo:hyphenate="true" fo:font-size="9pt" style:font-size-asian="9pt" fo:font-family="Calibri" fo:language="de"/>
    </style:style>
    <style:style style:name="Footnote_20_Text" style:parent-style-name="Normal" style:family="paragraph" style:display-name="Footnote Text">
      <style:paragraph-properties style:vertical-align="baseline" style:text-autospace="none" style:punctuation-wrap="simple" fo:hyphenation-ladder-count="no-limit"/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Textkörper_20_21" style:parent-style-name="Normal" style:family="paragraph" style:display-name="Textkörper 21">
      <style:paragraph-properties fo:text-indent="-3.251cm" style:vertical-align="baseline" style:text-autospace="none" style:punctuation-wrap="simple" fo:margin-left="3.251cm" fo:margin-bottom="0.212cm" style:auto-text-indent="false" fo:margin-right="0cm" fo:hyphenation-ladder-count="no-limit" fo:margin-top="0cm" loext:contextual-spacing="false">
        <style:tab-stops>
          <style:tab-stop style:position="-0.499cm" style:type="right"/>
        </style:tab-stops>
      </style:paragraph-properties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Textkörper_20_22" style:parent-style-name="Normal" style:family="paragraph" style:display-name="Textkörper 22">
      <style:paragraph-properties fo:text-indent="-0.751cm" style:vertical-align="baseline" style:text-autospace="none" style:punctuation-wrap="simple" fo:margin-left="0.751cm" fo:margin-bottom="0.212cm" style:auto-text-indent="false" fo:margin-right="0cm" fo:hyphenation-ladder-count="no-limit" fo:margin-top="0cm" loext:contextual-spacing="false">
        <style:tab-stops/>
      </style:paragraph-properties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Blocktext2" style:parent-style-name="Normal" style:family="paragraph">
      <style:paragraph-properties fo:text-indent="0cm" style:vertical-align="baseline" style:text-autospace="none" style:punctuation-wrap="simple" fo:margin-left="0.751cm" fo:margin-bottom="0.212cm" style:auto-text-indent="false" fo:margin-right="-0.55cm" fo:hyphenation-ladder-count="no-limit" fo:margin-top="0cm" loext:contextual-spacing="false">
        <style:tab-stops/>
      </style:paragraph-properties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Textkörper_20_23" style:parent-style-name="Normal" style:family="paragraph" style:display-name="Textkörper 23">
      <style:paragraph-properties fo:text-indent="-3.752cm" style:vertical-align="baseline" style:text-autospace="none" style:punctuation-wrap="simple" fo:margin-left="3.752cm" fo:margin-bottom="0.212cm" style:auto-text-indent="false" fo:margin-right="0cm" fo:hyphenation-ladder-count="no-limit" fo:margin-top="0cm" loext:contextual-spacing="false">
        <style:tab-stops>
          <style:tab-stop style:position="-3.752cm"/>
          <style:tab-stop style:position="-0.751cm" style:type="right"/>
        </style:tab-stops>
      </style:paragraph-properties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Textkörper_20_24" style:parent-style-name="Normal" style:family="paragraph" style:display-name="Textkörper 24">
      <style:paragraph-properties style:vertical-align="baseline" style:text-autospace="none" style:punctuation-wrap="simple" style:justify-single-word="false" fo:text-align="justify" fo:hyphenation-ladder-count="no-limit"/>
      <style:text-properties style:font-name="Univers 45 Light" style:font-pitch="variable" fo:country="CH" style:font-family-generic="system" fo:hyphenate="true" fo:font-size="11pt" style:font-size-asian="11pt" fo:font-family="'Univers 45 Light'" fo:language="de"/>
    </style:style>
    <style:style style:name="Textkörper_20_25" style:parent-style-name="Normal" style:family="paragraph" style:display-name="Textkörper 25">
      <style:paragraph-properties fo:text-indent="-0.751cm" style:vertical-align="baseline" style:text-autospace="none" style:punctuation-wrap="simple" fo:margin-left="0.751cm" style:justify-single-word="false" style:auto-text-indent="false" fo:margin-right="0cm" fo:text-align="justify" fo:hyphenation-ladder-count="no-limit">
        <style:tab-stops/>
      </style:paragraph-properties>
      <style:text-properties fo:country="CH" fo:hyphenate="true" fo:font-size="11pt" style:font-size-asian="11pt" fo:language="de"/>
    </style:style>
    <style:style style:name="Textkörper-Einzug_20_21" style:parent-style-name="Normal" style:family="paragraph" style:display-name="Textkörper-Einzug 21">
      <style:paragraph-properties fo:text-indent="0cm" style:vertical-align="baseline" style:text-autospace="none" style:punctuation-wrap="simple" fo:margin-left="0.751cm" fo:margin-bottom="0.212cm" style:auto-text-indent="false" fo:margin-right="0cm" fo:hyphenation-ladder-count="no-limit" fo:margin-top="0cm" loext:contextual-spacing="false">
        <style:tab-stops>
          <style:tab-stop style:position="1.249cm"/>
        </style:tab-stops>
      </style:paragraph-properties>
      <style:text-properties fo:country="CH" fo:hyphenate="true" fo:font-size="11pt" style:font-size-asian="11pt" fo:language="de"/>
    </style:style>
    <style:style style:name="Titel_20_fett" style:parent-style-name="Normal" style:family="paragraph" style:auto-update="true" style:display-name="Titel fett">
      <style:paragraph-properties style:vertical-align="baseline" style:text-autospace="none" style:punctuation-wrap="simple" fo:margin-bottom="0.212cm" fo:hyphenation-ladder-count="no-limit" fo:margin-top="0cm" loext:contextual-spacing="false"/>
      <style:text-properties style:font-name="Univers 45 Light" style:country-asian="DE" style:font-weight-asian="bold" style:language-asian="de" style:font-size-asian="11pt" fo:font-family="'Univers 45 Light'" style:font-pitch="variable" fo:font-weight="bold" fo:country="CH" style:font-family-generic="system" fo:hyphenate="true" fo:font-size="11pt" fo:language="de"/>
    </style:style>
    <style:style style:name="terrisHeader" style:parent-style-name="Normal" style:family="paragraph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pitch-complex="variable" fo:country="CH" fo:hyphenate="true" style:font-family-generic-complex="swiss" style:font-family-complex="Arial" style:font-name-complex="Arial1" fo:language="de"/>
    </style:style>
    <style:style style:name="eigentum" style:parent-style-name="Normal" style:family="paragraph">
      <style:paragraph-properties fo:keep-with-next="always" fo:keep-together="always" fo:hyphenation-ladder-count="no-limit"/>
      <style:text-properties fo:color="#000000" style:font-pitch-complex="variable" fo:country="CH" style:font-size-complex="10.5pt" fo:hyphenate="true" style:font-family-generic-complex="swiss" fo:font-size="11pt" style:font-family-complex="Arial" style:font-size-asian="11pt" style:font-name-complex="Arial1" fo:language="de"/>
    </style:style>
    <style:style style:name="last" style:parent-style-name="Normal" style:family="paragraph">
      <style:paragraph-properties fo:keep-with-next="always" fo:keep-together="always" fo:hyphenation-ladder-count="no-limit"/>
      <style:text-properties fo:color="#000000" style:font-pitch-complex="variable" fo:country="CH" style:font-size-complex="10.5pt" fo:hyphenate="true" style:font-family-generic-complex="swiss" fo:font-size="11pt" style:font-family-complex="Arial" style:font-size-asian="11pt" style:font-name-complex="Arial1" fo:language="de"/>
    </style:style>
    <style:style style:name="abstand" style:parent-style-name="Normal" style:family="paragraph">
      <style:paragraph-properties fo:hyphenation-ladder-count="no-limit"/>
      <style:text-properties fo:color="#000000" style:font-pitch-complex="variable" fo:country="CH" style:font-size-complex="10.5pt" fo:hyphenate="true" style:font-family-generic-complex="swiss" fo:font-size="11pt" style:font-family-complex="Arial" style:font-size-asian="11pt" style:font-name-complex="Arial1" fo:language="de"/>
    </style:style>
    <style:style style:name="titel" style:parent-style-name="Normal" style:family="paragraph" style:next-style-name="Normal">
      <style:paragraph-properties fo:keep-with-next="always" fo:margin-bottom="0.101cm" fo:hyphenation-ladder-count="no-limit" fo:margin-top="0cm" loext:contextual-spacing="false"/>
      <style:text-properties fo:color="#000000" style:font-pitch-complex="variable" fo:country="CH" style:font-size-complex="14pt" fo:hyphenate="true" style:font-family-generic-complex="swiss" fo:font-size="12pt" style:font-family-complex="Arial" style:font-size-asian="12pt" style:font-name-complex="Arial1" fo:language="de"/>
    </style:style>
    <style:style style:name="erwtitelsep" style:parent-style-name="Normal" style:family="paragraph">
      <style:paragraph-properties fo:keep-with-next="always" fo:keep-together="always" fo:hyphenation-ladder-count="no-limit"/>
      <style:text-properties fo:color="#000000" style:font-pitch-complex="variable" fo:country="CH" style:font-size-complex="10.5pt" fo:hyphenate="true" style:font-family-generic-complex="swiss" fo:font-size="11pt" style:font-family-complex="Arial" style:font-size-asian="11pt" style:font-name-complex="Arial1" fo:language="de"/>
    </style:style>
    <style:style style:name="grundstueck" style:parent-style-name="Normal" style:family="paragraph">
      <style:paragraph-properties fo:hyphenation-ladder-count="no-limit"/>
      <style:text-properties fo:color="#000000" style:font-pitch-complex="variable" fo:country="CH" style:font-size-complex="10.5pt" fo:hyphenate="true" style:font-family-generic-complex="swiss" fo:font-size="11pt" style:font-family-complex="Arial" style:font-size-asian="11pt" style:font-name-complex="Arial1" fo:language="de"/>
    </style:style>
    <style:style style:name="Comment_20_Text" style:parent-style-name="Normal" style:family="paragraph" style:display-name="Comment Text">
      <style:paragraph-properties style:vertical-align="baseline" style:text-autospace="none" style:punctuation-wrap="simple" fo:hyphenation-ladder-count="no-limit"/>
      <style:text-properties style:font-name="Univers 45 Light" style:font-pitch="variable" fo:country="CH" style:font-family-generic="system" fo:hyphenate="true" fo:font-family="'Univers 45 Light'" fo:language="de"/>
    </style:style>
    <style:style style:name="Comment_20_Subject" style:parent-style-name="Comment_20_Text" style:family="paragraph" style:next-style-name="Comment_20_Text" style:display-name="Comment Subject">
      <style:paragraph-properties fo:hyphenation-ladder-count="no-limit"/>
      <style:text-properties style:font-weight-asian="bold" fo:font-weight="bold" style:font-weight-complex="bold" fo:hyphenate="true"/>
    </style:style>
    <style:style style:name="Revision" style:family="paragraph">
      <style:paragraph-properties fo:hyphenation-ladder-count="no-limit"/>
      <style:text-properties style:font-name="Univers 45 Light" style:font-pitch="variable" style:font-family-generic="system" fo:hyphenate="true" fo:font-size="11pt" style:font-size-asian="11pt" fo:font-family="'Univers 45 Light'"/>
    </style:style>
    <style:style style:name="Pa3" style:parent-style-name="Normal" style:family="paragraph" style:next-style-name="Normal">
      <style:paragraph-properties style:text-autospace="none" style:line-height-at-least="0.337cm" fo:hyphenation-ladder-count="no-limit"/>
      <style:text-properties style:font-name="The Sans Semi Bold" fo:country="CH" style:font-family-generic="swiss" style:font-size-complex="12pt" fo:hyphenate="true" fo:font-size="12pt" style:font-size-asian="12pt" fo:font-family="'The Sans Semi Bold'" fo:language="de"/>
    </style:style>
    <style:style style:name="Pa9" style:parent-style-name="Normal" style:family="paragraph" style:next-style-name="Normal">
      <style:paragraph-properties style:text-autospace="none" style:line-height-at-least="0.337cm" fo:hyphenation-ladder-count="no-limit"/>
      <style:text-properties style:font-name="The Sans Semi Bold" fo:country="CH" style:font-family-generic="swiss" style:font-size-complex="12pt" fo:hyphenate="true" fo:font-size="12pt" style:font-size-asian="12pt" fo:font-family="'The Sans Semi Bold'" fo:language="de"/>
    </style:style>
    <style:style style:name="_30_0_20_Vorgabetext" style:parent-style-name="Normal" style:family="paragraph" style:display-name="00 Vorgabetext">
      <style:paragraph-properties style:justify-single-word="false" fo:text-align="justify" fo:hyphenation-ladder-count="no-limit"/>
      <style:text-properties style:country-asian="DE" style:font-pitch-complex="variable" style:language-asian="de" style:font-size-complex="12pt" style:font-family-complex="Arial" style:font-size-asian="11pt" style:font-name-complex="Arial1" fo:color="#000000" fo:country="CH" fo:hyphenate="true" style:font-family-generic-complex="swiss" fo:font-size="11pt" fo:language="de"/>
    </style:style>
    <style:style style:name="Standard1" style:family="paragraph" style:default-outline-level="">
      <style:paragraph-properties style:justify-single-word="false" fo:orphans="0" fo:text-align="start" style:writing-mode="lr-tb" fo:widows="0" fo:hyphenation-ladder-count="no-limit"/>
      <style:text-properties style:font-name="Times New Roman" style:country-asian="CH" style:font-pitch-complex="variable" style:language-asian="de" style:letter-kerning="true" style:font-name-asian="Arial Unicode MS" style:font-size-complex="12pt" style:font-family-asian="'Arial Unicode MS'" style:font-pitch-asian="variable" style:font-family-complex="'Liberation Serif'" style:font-size-asian="12pt" style:font-name-complex="Liberation Serif" fo:font-family="'Times New Roman'" fo:color="#000000" style:font-pitch="variable" style:font-family-generic="roman" fo:hyphenate="false" style:font-family-generic-complex="roman" fo:font-size="12pt" style:font-family-generic-asian="roman"/>
    </style:style>
    <style:style style:name="Listenabsatz" style:parent-style-name="Standard" style:family="paragraph" style:default-outline-level="">
      <style:paragraph-properties fo:text-indent="0cm" fo:margin-left="1.27cm" fo:margin-bottom="0cm" style:auto-text-indent="false" fo:margin-right="0cm" fo:hyphenation-ladder-count="no-limit" fo:margin-top="0.494cm" loext:contextual-spacing="false"/>
      <style:text-properties fo:hyphenate="false"/>
    </style:style>
    <style:style style:name="Table_20_Contents" style:parent-style-name="Standard" style:family="paragraph" style:class="extra" style:display-name="Table Contents">
      <style:paragraph-properties text:line-number="0" text:number-lines="false"/>
    </style:style>
    <style:style style:name="Default_20_Paragraph_20_Font" style:family="text" style:display-name="Default Paragraph Font">
      <style:text-properties style:font-style-name="Regular" style:font-name="Calibri1" style:font-pitch="variable" style:font-family-generic="swiss" fo:font-size="11pt" fo:font-family="Calibri"/>
    </style:style>
    <style:style style:name="Page_20_Number" style:family="text" style:display-name="Page Number">
      <style:text-properties fo:font-size="10pt" style:font-size-asian="10pt"/>
    </style:style>
    <style:style style:name="Heading_20_1_20_Char" style:family="text" style:display-name="Heading 1 Char">
      <style:text-properties style:font-name="Arial1" style:font-weight-asian="bold" style:font-pitch="variable" fo:font-weight="bold" fo:country="DE" style:font-family-generic="swiss" fo:font-size="13pt" style:font-size-asian="13pt" fo:font-family="Arial" fo:language="de"/>
    </style:style>
    <style:style style:name="Heading_20_2_20_Char" style:family="text" style:display-name="Heading 2 Char">
      <style:text-properties style:font-name="Arial1" style:font-weight-asian="bold" style:font-pitch="variable" fo:font-weight="bold" fo:country="DE" style:font-family-generic="swiss" fo:font-size="12pt" style:font-size-asian="12pt" fo:font-family="Arial" fo:language="de"/>
    </style:style>
    <style:style style:name="Heading_20_3_20_Char" style:family="text" style:display-name="Heading 3 Char">
      <style:text-properties style:font-name="Arial1" style:font-weight-asian="bold" style:font-pitch="variable" fo:font-weight="bold" fo:country="DE" style:font-family-generic="swiss" fo:font-size="12pt" style:font-size-asian="12pt" fo:font-family="Arial" fo:language="de"/>
    </style:style>
    <style:style style:name="Heading_20_4_20_Char" style:family="text" style:display-name="Heading 4 Char">
      <style:text-properties style:font-name="Arial1" style:font-weight-asian="bold" style:font-pitch="variable" fo:font-weight="bold" fo:country="DE" style:font-family-generic="swiss" fo:font-size="12pt" style:font-size-asian="12pt" fo:font-family="Arial" fo:language="de"/>
    </style:style>
    <style:style style:name="Heading_20_5_20_Char" style:family="text" style:display-name="Heading 5 Char">
      <style:text-properties style:font-name="Arial1" style:font-weight-asian="bold" style:font-pitch="variable" fo:font-weight="bold" fo:country="DE" style:font-family-generic="swiss" fo:font-size="14pt" style:font-size-asian="14pt" fo:font-family="Arial" fo:language="de"/>
    </style:style>
    <style:style style:name="Heading_20_6_20_Char" style:family="text" style:display-name="Heading 6 Char">
      <style:text-properties style:font-name="Arial1" style:font-weight-asian="bold" style:font-pitch="variable" fo:font-weight="bold" fo:country="DE" style:font-family-generic="swiss" fo:font-size="8pt" style:font-size-asian="8pt" fo:font-family="Arial" fo:language="de"/>
    </style:style>
    <style:style style:name="Heading_20_7_20_Char" style:family="text" style:display-name="Heading 7 Char">
      <style:text-properties style:font-name="Arial1" style:font-weight-asian="bold" style:font-pitch="variable" fo:font-weight="bold" fo:country="DE" style:font-family-generic="swiss" fo:font-size="11pt" style:font-size-asian="11pt" fo:font-family="Arial" fo:language="de"/>
    </style:style>
    <style:style style:name="Footer_20_Char" style:family="text" style:display-name="Footer Char">
      <style:text-properties style:font-name="Arial1" style:font-pitch="variable" fo:country="DE" style:font-family-generic="swiss" fo:font-family="Arial" fo:language="de"/>
    </style:style>
    <style:style style:name="Header_20_Char" style:family="text" style:display-name="Header Char">
      <style:text-properties style:font-name="Arial1" style:font-pitch="variable" fo:country="DE" style:font-family-generic="swiss" fo:font-size="11pt" style:font-size-asian="11pt" fo:font-family="Arial" fo:language="de"/>
    </style:style>
    <style:style style:name="Body_20_Text_20_Char" style:family="text" style:display-name="Body Text Char">
      <style:text-properties style:font-name="Arial1" style:font-pitch="variable" fo:country="DE" style:font-family-generic="swiss" fo:font-size="9pt" style:font-size-asian="9pt" fo:font-family="Arial" fo:language="de"/>
    </style:style>
    <style:style style:name="Balloon_20_Text_20_Char" style:family="text" style:display-name="Balloon Text Char">
      <style:text-properties style:font-name="Tahoma" style:font-pitch-complex="variable" style:font-size-complex="8pt" style:font-family-complex="Tahoma" style:font-size-asian="8pt" style:font-name-complex="Tahoma" fo:font-family="Tahoma" style:font-pitch="variable" fo:country="DE" style:font-family-generic="swiss" style:font-family-generic-complex="swiss" fo:font-size="8pt" fo:language="de"/>
    </style:style>
    <style:style style:name="Formatvorlage_20_Arial_20_10_20_pt" style:family="text" style:display-name="Formatvorlage Arial 10 pt">
      <style:text-properties style:font-name="Univers LT 45 Light" style:font-family-generic="roman" fo:font-size="10pt" style:font-size-asian="10pt" fo:font-family="'Univers LT 45 Light'"/>
    </style:style>
    <style:style style:name="Formatvorlage_20_Arial_20_10_20_pt_20_Fett" style:family="text" style:display-name="Formatvorlage Arial 10 pt Fett">
      <style:text-properties style:font-name="Univers LT 45 Light" style:font-weight-asian="bold" fo:font-weight="bold" style:font-family-generic="roman" style:font-weight-complex="bold" fo:font-size="10pt" style:font-size-asian="10pt" fo:font-family="'Univers LT 45 Light'"/>
    </style:style>
    <style:style style:name="Heading_20_8_20_Char" style:parent-style-name="Default_20_Paragraph_20_Font" style:family="text" style:display-name="Heading 8 Char">
      <style:text-properties style:font-name="LinePrinter" style:font-pitch="fixed" style:font-family-generic="modern" fo:font-size="11pt" style:font-style-asian="italic" fo:font-style="italic" style:font-size-asian="11pt" fo:font-family="LinePrinter"/>
    </style:style>
    <style:style style:name="Heading_20_9_20_Char" style:parent-style-name="Default_20_Paragraph_20_Font" style:family="text" style:display-name="Heading 9 Char">
      <style:text-properties style:font-name="LinePrinter" style:font-pitch="fixed" style:font-family-generic="modern" fo:font-size="11pt" style:font-style-asian="italic" fo:font-style="italic" style:font-size-asian="11pt" fo:font-family="LinePrinter"/>
    </style:style>
    <style:style style:name="Footnote_20_Reference" style:family="text" style:display-name="Footnote Reference">
      <style:text-properties style:text-position="38% 100%" fo:font-size="8pt" style:font-size-asian="8pt"/>
    </style:style>
    <style:style style:name="Footnote_20_Text_20_Char" style:parent-style-name="Default_20_Paragraph_20_Font" style:family="text" style:display-name="Footnote Text Char">
      <style:text-properties style:font-name="Univers 45 Light" style:font-pitch="variable" style:font-family-generic="system" fo:font-size="11pt" style:font-size-asian="11pt" fo:font-family="'Univers 45 Light'"/>
    </style:style>
    <style:style style:name="statr" style:family="text">
      <style:text-properties fo:color="#000000"/>
    </style:style>
    <style:style style:name="fett" style:family="text">
      <style:text-properties style:font-weight-asian="bold" fo:font-weight="bold" style:font-weight-complex="bold"/>
    </style:style>
    <style:style style:name="Comment_20_Reference" style:family="text" style:display-name="Comment Reference">
      <style:text-properties style:font-size-complex="8pt" fo:font-size="8pt" style:font-size-asian="8pt"/>
    </style:style>
    <style:style style:name="Comment_20_Text_20_Char" style:parent-style-name="Default_20_Paragraph_20_Font" style:family="text" style:display-name="Comment Text Char">
      <style:text-properties style:font-name="Univers 45 Light" style:font-pitch="variable" style:font-family-generic="system" fo:font-family="'Univers 45 Light'"/>
    </style:style>
    <style:style style:name="Comment_20_Subject_20_Char" style:parent-style-name="Comment_20_Text_20_Char" style:family="text" style:display-name="Comment Subject Char">
      <style:text-properties style:font-name="Univers 45 Light" style:font-weight-asian="bold" style:font-pitch="variable" fo:font-weight="bold" style:font-family-generic="system" style:font-weight-complex="bold" fo:font-family="'Univers 45 Light'"/>
    </style:style>
    <style:style style:name="WW_5f_CharLFO1LVL1" style:family="text" style:display-name="WW_CharLFO1LVL1">
      <style:text-properties style:font-name="Arial1" style:font-pitch="variable" style:font-family-generic="swiss" fo:font-family="Arial"/>
    </style:style>
    <style:style style:name="WW_5f_CharLFO1LVL2" style:family="text" style:display-name="WW_CharLFO1LVL2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1LVL3" style:family="text" style:display-name="WW_CharLFO1LVL3">
      <style:text-properties style:font-name="Wingdings" style:font-charset="x-symbol" style:font-pitch="variable" style:font-family-generic="system" fo:font-family="Wingdings"/>
    </style:style>
    <style:style style:name="WW_5f_CharLFO1LVL4" style:family="text" style:display-name="WW_CharLFO1LVL4">
      <style:text-properties style:font-name="Symbol" style:font-charset="x-symbol" style:font-pitch="variable" style:font-family-generic="roman" fo:font-family="Symbol"/>
    </style:style>
    <style:style style:name="WW_5f_CharLFO1LVL5" style:family="text" style:display-name="WW_CharLFO1LVL5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1LVL6" style:family="text" style:display-name="WW_CharLFO1LVL6">
      <style:text-properties style:font-name="Wingdings" style:font-charset="x-symbol" style:font-pitch="variable" style:font-family-generic="system" fo:font-family="Wingdings"/>
    </style:style>
    <style:style style:name="WW_5f_CharLFO1LVL7" style:family="text" style:display-name="WW_CharLFO1LVL7">
      <style:text-properties style:font-name="Symbol" style:font-charset="x-symbol" style:font-pitch="variable" style:font-family-generic="roman" fo:font-family="Symbol"/>
    </style:style>
    <style:style style:name="WW_5f_CharLFO1LVL8" style:family="text" style:display-name="WW_CharLFO1LVL8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1LVL9" style:family="text" style:display-name="WW_CharLFO1LVL9">
      <style:text-properties style:font-name="Wingdings" style:font-charset="x-symbol" style:font-pitch="variable" style:font-family-generic="system" fo:font-family="Wingdings"/>
    </style:style>
    <style:style style:name="WW_5f_CharLFO2LVL1" style:family="text" style:display-name="WW_CharLFO2LVL1">
      <style:text-properties style:font-name="Times New Roman" style:font-pitch="variable" style:font-pitch-complex="variable" style:font-family-generic="roman" style:font-family-generic-complex="roman" style:font-family-complex="'Times New Roman'" style:font-name-complex="Times New Roman" fo:font-family="'Times New Roman'"/>
    </style:style>
    <style:style style:name="WW_5f_CharLFO2LVL2" style:family="text" style:display-name="WW_CharLFO2LVL2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2LVL3" style:family="text" style:display-name="WW_CharLFO2LVL3">
      <style:text-properties style:font-name="Wingdings" style:font-charset="x-symbol" style:font-pitch="variable" style:font-family-generic="system" fo:font-family="Wingdings"/>
    </style:style>
    <style:style style:name="WW_5f_CharLFO2LVL4" style:family="text" style:display-name="WW_CharLFO2LVL4">
      <style:text-properties style:font-name="Symbol" style:font-charset="x-symbol" style:font-pitch="variable" style:font-family-generic="roman" fo:font-family="Symbol"/>
    </style:style>
    <style:style style:name="WW_5f_CharLFO2LVL5" style:family="text" style:display-name="WW_CharLFO2LVL5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2LVL6" style:family="text" style:display-name="WW_CharLFO2LVL6">
      <style:text-properties style:font-name="Wingdings" style:font-charset="x-symbol" style:font-pitch="variable" style:font-family-generic="system" fo:font-family="Wingdings"/>
    </style:style>
    <style:style style:name="WW_5f_CharLFO2LVL7" style:family="text" style:display-name="WW_CharLFO2LVL7">
      <style:text-properties style:font-name="Symbol" style:font-charset="x-symbol" style:font-pitch="variable" style:font-family-generic="roman" fo:font-family="Symbol"/>
    </style:style>
    <style:style style:name="WW_5f_CharLFO2LVL8" style:family="text" style:display-name="WW_CharLFO2LVL8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2LVL9" style:family="text" style:display-name="WW_CharLFO2LVL9">
      <style:text-properties style:font-name="Wingdings" style:font-charset="x-symbol" style:font-pitch="variable" style:font-family-generic="system" fo:font-family="Wingdings"/>
    </style:style>
    <style:style style:name="WW_5f_CharLFO3LVL1" style:family="text" style:display-name="WW_CharLFO3LVL1">
      <style:text-properties style:font-name="Univers 45 Light" style:font-pitch="variable" style:font-pitch-complex="variable" style:font-family-generic="system" style:font-name-asian="Times New Roman" style:font-family-asian="'Times New Roman'" style:font-pitch-asian="variable" style:font-family-generic-complex="roman" style:font-family-generic-asian="roman" style:font-family-complex="'Times New Roman'" style:font-name-complex="Times New Roman" fo:font-family="'Univers 45 Light'"/>
    </style:style>
    <style:style style:name="WW_5f_CharLFO3LVL2" style:family="text" style:display-name="WW_CharLFO3LVL2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3LVL3" style:family="text" style:display-name="WW_CharLFO3LVL3">
      <style:text-properties style:font-name="Wingdings" style:font-charset="x-symbol" style:font-pitch="variable" style:font-family-generic="system" fo:font-family="Wingdings"/>
    </style:style>
    <style:style style:name="WW_5f_CharLFO3LVL4" style:family="text" style:display-name="WW_CharLFO3LVL4">
      <style:text-properties style:font-name="Symbol" style:font-charset="x-symbol" style:font-pitch="variable" style:font-family-generic="roman" fo:font-family="Symbol"/>
    </style:style>
    <style:style style:name="WW_5f_CharLFO3LVL5" style:family="text" style:display-name="WW_CharLFO3LVL5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3LVL6" style:family="text" style:display-name="WW_CharLFO3LVL6">
      <style:text-properties style:font-name="Wingdings" style:font-charset="x-symbol" style:font-pitch="variable" style:font-family-generic="system" fo:font-family="Wingdings"/>
    </style:style>
    <style:style style:name="WW_5f_CharLFO3LVL7" style:family="text" style:display-name="WW_CharLFO3LVL7">
      <style:text-properties style:font-name="Symbol" style:font-charset="x-symbol" style:font-pitch="variable" style:font-family-generic="roman" fo:font-family="Symbol"/>
    </style:style>
    <style:style style:name="WW_5f_CharLFO3LVL8" style:family="text" style:display-name="WW_CharLFO3LVL8">
      <style:text-properties style:font-name="Courier New" style:font-pitch="fixed" style:font-pitch-complex="fixed" style:font-family-generic="modern" style:font-family-generic-complex="modern" style:font-family-complex="'Courier New'" style:font-name-complex="Courier New" fo:font-family="'Courier New'"/>
    </style:style>
    <style:style style:name="WW_5f_CharLFO3LVL9" style:family="text" style:display-name="WW_CharLFO3LVL9">
      <style:text-properties style:font-name="Wingdings" style:font-charset="x-symbol" style:font-pitch="variable" style:font-family-generic="system" fo:font-family="Wingdings"/>
    </style:style>
    <style:style style:name="WW_5f_CharLFO5LVL1" style:family="text" style:display-name="WW_CharLFO5LVL1">
      <style:text-properties style:text-underline-style="none"/>
    </style:style>
    <style:style style:name="WW_5f_CharLFO8LVL1" style:family="text" style:display-name="WW_CharLFO8LVL1">
      <style:text-properties style:font-name="Calibri" style:font-pitch="variable" style:font-family-generic="swiss" fo:font-size="11pt" style:font-size-asian="11pt" fo:font-family="Calibri"/>
    </style:style>
    <style:style style:name="WW_5f_CharLFO13LVL1" style:family="text" style:display-name="WW_CharLFO13LVL1">
      <style:text-properties style:font-pitch-complex="variable" style:font-family-generic-complex="swiss" style:font-family-complex="Arial" style:font-name-complex="Arial1"/>
    </style:style>
    <style:style style:name="WW_5f_CharLFO13LVL2" style:family="text" style:display-name="WW_CharLFO13LVL2">
      <style:text-properties style:font-pitch-complex="variable" style:font-family-generic-complex="swiss" style:font-family-complex="Arial" style:font-name-complex="Arial1"/>
    </style:style>
    <style:style style:name="WW_5f_CharLFO13LVL3" style:family="text" style:display-name="WW_CharLFO13LVL3">
      <style:text-properties style:font-pitch-complex="variable" style:font-family-generic-complex="swiss" style:font-family-complex="Arial" style:font-name-complex="Arial1"/>
    </style:style>
    <style:style style:name="WW_5f_CharLFO13LVL4" style:family="text" style:display-name="WW_CharLFO13LVL4">
      <style:text-properties style:font-pitch-complex="variable" style:font-family-generic-complex="swiss" style:font-family-complex="Arial" style:font-name-complex="Arial1"/>
    </style:style>
    <style:style style:name="WW_5f_CharLFO13LVL5" style:family="text" style:display-name="WW_CharLFO13LVL5">
      <style:text-properties style:font-pitch-complex="variable" style:font-family-generic-complex="swiss" style:font-family-complex="Arial" style:font-name-complex="Arial1"/>
    </style:style>
    <style:style style:name="WW_5f_CharLFO13LVL6" style:family="text" style:display-name="WW_CharLFO13LVL6">
      <style:text-properties style:font-pitch-complex="variable" style:font-family-generic-complex="swiss" style:font-family-complex="Arial" style:font-name-complex="Arial1"/>
    </style:style>
    <style:style style:name="WW_5f_CharLFO13LVL7" style:family="text" style:display-name="WW_CharLFO13LVL7">
      <style:text-properties style:font-pitch-complex="variable" style:font-family-generic-complex="swiss" style:font-family-complex="Arial" style:font-name-complex="Arial1"/>
    </style:style>
    <style:style style:name="WW_5f_CharLFO13LVL8" style:family="text" style:display-name="WW_CharLFO13LVL8">
      <style:text-properties style:font-pitch-complex="variable" style:font-family-generic-complex="swiss" style:font-family-complex="Arial" style:font-name-complex="Arial1"/>
    </style:style>
    <style:style style:name="WW_5f_CharLFO13LVL9" style:family="text" style:display-name="WW_CharLFO13LVL9">
      <style:text-properties style:font-pitch-complex="variable" style:font-family-generic-complex="swiss" style:font-family-complex="Arial" style:font-name-complex="Arial1"/>
    </style:style>
    <style:style style:name="Footnote_20_Symbol" style:family="text" style:display-name="Footnote Symbol"/>
    <style:style style:name="Numbering_20_Symbols" style:family="text" style:display-name="Numbering Symbols"/>
    <style:style style:name="Absatz-Standardschriftart" style:family="text"/>
    <style:style style:name="Platzhaltertext" style:family="text">
      <style:text-properties fo:color="#808080"/>
    </style:style>
    <style:style style:name="Titel_20_Zchn" style:family="text" style:display-name="Titel Zchn">
      <style:text-properties style:font-name="Arial" style:country-asian="DE" style:font-pitch="variable" style:language-asian="de" style:font-family-generic="roman" style:font-name-asian="Times New Roman" style:font-family-asian="'Times New Roman'" style:font-pitch-asian="variable" fo:font-size="24pt" style:font-family-generic-asian="roman" style:font-size-asian="24pt" fo:font-family="Arial"/>
    </style:style>
    <style:style style:name="Fett" style:family="text">
      <style:text-properties style:font-weight-asian="bold" fo:font-weight="bold"/>
    </style:style>
    <style:style style:name="WW_5f_CharLFO19LVL1" style:family="text" style:display-name="WW_CharLFO19LVL1">
      <style:text-properties style:font-pitch-complex="variable" style:font-family-generic-complex="roman" fo:font-size="10.5pt" style:font-family-complex="'Times New Roman'" style:font-size-asian="10.5pt" style:font-name-complex="Times New Roman"/>
    </style:style>
    <style:style style:name="Footnote_20_anchor" style:family="text" style:display-name="Footnote anchor">
      <style:text-properties style:text-position="super 58%"/>
    </style:style>
    <style:style style:name="ProxeusFormula" style:parent-style-name="Default_20_Paragraph_20_Font" style:family="text">
      <style:text-properties style:font-name="Calibri" style:country-asian="none" style:language-asian="zxx" style:country-complex="none" style:letter-kerning="true" style:font-name-asian="Arial Unicode MS" style:font-size-complex="11pt" style:font-family-asian="'Arial Unicode MS'" style:font-pitch-asian="variable" style:font-size-asian="11pt" fo:font-family="Calibri" fo:color="#127622" style:language-complex="zxx" style:font-pitch="variable" fo:font-weight="normal" fo:country="none" style:font-family-generic="swiss" fo:font-size="10pt" style:font-family-generic-asian="roman" fo:language="zxx"/>
    </style:style>
    <style:style style:name="ProxeusCode" style:parent-style-name="ProxeusFormula" style:family="text">
      <style:text-properties style:font-name="Calibri" style:country-asian="none" style:language-asian="zxx" style:country-complex="none" style:letter-kerning="true" style:font-name-asian="Arial Unicode MS" style:font-size-complex="11pt" style:font-family-asian="'Arial Unicode MS'" style:font-pitch-asian="variable" style:font-size-asian="11pt" fo:font-family="Calibri" fo:color="#5983b0" style:language-complex="zxx" style:font-pitch="variable" fo:font-weight="normal" fo:country="none" style:font-family-generic="swiss" fo:font-size="10pt" style:font-family-generic-asian="roman" fo:language="zxx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/>
      </text:outline-level-style>
      <text:outline-level-style style:num-format="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style-name="Numbering_20_Symbols" style:num-suffix="." style:num-format="1" text:level="1">
        <style:list-level-properties text:list-level-position-and-space-mode="label-alignment">
          <style:list-level-label-alignment fo:text-indent="-0.7cm" text:label-followed-by="listtab" fo:margin-left="1.33cm" text:list-tab-stop-position="0.7cm"/>
        </style:list-level-properties>
      </text:list-level-style-number>
      <text:list-level-style-number text:style-name="Numbering_20_Symbols" style:num-suffix="." style:num-format="1" text:level="2">
        <style:list-level-properties text:list-level-position-and-space-mode="label-alignment">
          <style:list-level-label-alignment fo:text-indent="-0.7cm" text:label-followed-by="listtab" fo:margin-left="2.03cm" text:list-tab-stop-position="1.401cm"/>
        </style:list-level-properties>
      </text:list-level-style-number>
      <text:list-level-style-number text:style-name="Numbering_20_Symbols" style:num-suffix="." style:num-format="1" text:level="3">
        <style:list-level-properties text:list-level-position-and-space-mode="label-alignment">
          <style:list-level-label-alignment fo:text-indent="-0.7cm" text:label-followed-by="listtab" fo:margin-left="2.731cm" text:list-tab-stop-position="2.101cm"/>
        </style:list-level-properties>
      </text:list-level-style-number>
      <text:list-level-style-number text:style-name="Numbering_20_Symbols" style:num-suffix="." style:num-format="1" text:level="4">
        <style:list-level-properties text:list-level-position-and-space-mode="label-alignment">
          <style:list-level-label-alignment fo:text-indent="-0.7cm" text:label-followed-by="listtab" fo:margin-left="3.431cm" text:list-tab-stop-position="2.801cm"/>
        </style:list-level-properties>
      </text:list-level-style-number>
      <text:list-level-style-number text:style-name="Numbering_20_Symbols" style:num-suffix="." style:num-format="1" text:level="5">
        <style:list-level-properties text:list-level-position-and-space-mode="label-alignment">
          <style:list-level-label-alignment fo:text-indent="-0.7cm" text:label-followed-by="listtab" fo:margin-left="4.131cm" text:list-tab-stop-position="3.501cm"/>
        </style:list-level-properties>
      </text:list-level-style-number>
      <text:list-level-style-number text:style-name="Numbering_20_Symbols" style:num-suffix="." style:num-format="1" text:level="6">
        <style:list-level-properties text:list-level-position-and-space-mode="label-alignment">
          <style:list-level-label-alignment fo:text-indent="-0.7cm" text:label-followed-by="listtab" fo:margin-left="4.83cm" text:list-tab-stop-position="4.2cm"/>
        </style:list-level-properties>
      </text:list-level-style-number>
      <text:list-level-style-number text:style-name="Numbering_20_Symbols" style:num-suffix="." style:num-format="1" text:level="7">
        <style:list-level-properties text:list-level-position-and-space-mode="label-alignment">
          <style:list-level-label-alignment fo:text-indent="-0.7cm" text:label-followed-by="listtab" fo:margin-left="5.53cm" text:list-tab-stop-position="4.9cm"/>
        </style:list-level-properties>
      </text:list-level-style-number>
      <text:list-level-style-number text:style-name="Numbering_20_Symbols" style:num-suffix="." style:num-format="1" text:level="8">
        <style:list-level-properties text:list-level-position-and-space-mode="label-alignment">
          <style:list-level-label-alignment fo:text-indent="-0.7cm" text:label-followed-by="listtab" fo:margin-left="6.23cm" text:list-tab-stop-position="5.6cm"/>
        </style:list-level-properties>
      </text:list-level-style-number>
      <text:list-level-style-number text:style-name="Numbering_20_Symbols" style:num-suffix="." style:num-format="1" text:level="9">
        <style:list-level-properties text:list-level-position-and-space-mode="label-alignment">
          <style:list-level-label-alignment fo:text-indent="-0.7cm" text:label-followed-by="listtab" fo:margin-left="6.93cm" text:list-tab-stop-position="6.301cm"/>
        </style:list-level-properties>
      </text:list-level-style-number>
      <text:list-level-style-number text:style-name="Numbering_20_Symbols" style:num-suffix="." style:num-format="1" text:level="10">
        <style:list-level-properties text:list-level-position-and-space-mode="label-alignment">
          <style:list-level-label-alignment fo:text-indent="-0.7cm" text:label-followed-by="listtab" fo:margin-left="7.631cm" text:list-tab-stop-position="7.001cm"/>
        </style:list-level-properties>
      </text:list-level-style-number>
    </text:list-style>
    <text:list-style style:name="Formatvorlage1">
      <text:list-level-style-number style:num-suffix=")" style:num-format="1" text:level="1">
        <style:list-level-properties text:list-level-position-and-space-mode="label-alignment">
          <style:list-level-label-alignment fo:text-indent="-0.635cm" text:label-followed-by="listtab" fo:margin-left="0.635cm"/>
        </style:list-level-properties>
      </text:list-level-style-number>
      <text:list-level-style-number style:num-letter-sync="true" style:num-suffix=")" style:num-format="a" text:level="2">
        <style:list-level-properties text:list-level-position-and-space-mode="label-alignment">
          <style:list-level-label-alignment fo:text-indent="-0.635cm" text:label-followed-by="listtab" fo:margin-left="1.27cm"/>
        </style:list-level-properties>
      </text:list-level-style-number>
      <text:list-level-style-number style:num-suffix=")" style:num-format="i" text:level="3">
        <style:list-level-properties text:list-level-position-and-space-mode="label-alignment">
          <style:list-level-label-alignment fo:text-indent="-0.635cm" text:label-followed-by="listtab" fo:margin-left="1.905cm"/>
        </style:list-level-properties>
      </text:list-level-style-number>
      <text:list-level-style-number style:num-prefix="(" style:num-suffix=")" style:num-format="1" text:level="4">
        <style:list-level-properties text:list-level-position-and-space-mode="label-alignment">
          <style:list-level-label-alignment fo:text-indent="-0.635cm" text:label-followed-by="listtab" fo:margin-left="2.54cm"/>
        </style:list-level-properties>
      </text:list-level-style-number>
      <text:list-level-style-number style:num-prefix="(" style:num-letter-sync="true" style:num-suffix=")" style:num-format="a" text:level="5">
        <style:list-level-properties text:list-level-position-and-space-mode="label-alignment">
          <style:list-level-label-alignment fo:text-indent="-0.635cm" text:label-followed-by="listtab" fo:margin-left="3.175cm"/>
        </style:list-level-properties>
      </text:list-level-style-number>
      <text:list-level-style-number style:num-prefix="(" style:num-suffix=")" style:num-format="i" text:level="6">
        <style:list-level-properties text:list-level-position-and-space-mode="label-alignment">
          <style:list-level-label-alignment fo:text-indent="-0.635cm" text:label-followed-by="listtab" fo:margin-left="3.81cm"/>
        </style:list-level-properties>
      </text:list-level-style-number>
      <text:list-level-style-number style:num-suffix="." style:num-format="1" text:level="7">
        <style:list-level-properties text:list-level-position-and-space-mode="label-alignment">
          <style:list-level-label-alignment fo:text-indent="-0.635cm" text:label-followed-by="listtab" fo:margin-left="4.445cm"/>
        </style:list-level-properties>
      </text:list-level-style-number>
      <text:list-level-style-number style:num-letter-sync="true" style:num-suffix="." style:num-format="a" text:level="8">
        <style:list-level-properties text:list-level-position-and-space-mode="label-alignment">
          <style:list-level-label-alignment fo:text-indent="-0.635cm" text:label-followed-by="listtab" fo:margin-left="5.08cm"/>
        </style:list-level-properties>
      </text:list-level-style-number>
      <text:list-level-style-number style:num-suffix="." style:num-format="i" text:level="9">
        <style:list-level-properties text:list-level-position-and-space-mode="label-alignment">
          <style:list-level-label-alignment fo:text-indent="-0.635cm" text:label-followed-by="listtab" fo:margin-left="5.715cm"/>
        </style:list-level-properties>
      </text:list-level-style-number>
      <text:list-level-style-number style:num-suffix="." style:num-format="1" text:level="10">
        <style:list-level-properties text:list-level-position-and-space-mode="label-alignment">
          <style:list-level-label-alignment fo:text-indent="-0.635cm" text:label-followed-by="listtab" fo:margin-left="6.985cm" text:list-tab-stop-position="6.985cm"/>
        </style:list-level-properties>
      </text:list-level-style-number>
    </text:list-style>
    <text:list-style style:name="WWNum6">
      <text:list-level-style-number style:num-format="" text:level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style:num-format="1" text:level="2">
        <style:list-level-properties text:list-level-position-and-space-mode="label-alignment" fo:text-align="end">
          <style:list-level-label-alignment fo:text-indent="-0.75cm" text:label-followed-by="listtab"/>
        </style:list-level-properties>
      </text:list-level-style-number>
      <text:list-level-style-number style:num-format="1" text:display-levels="3" text:level="3">
        <style:list-level-properties text:list-level-position-and-space-mode="label-alignment" fo:text-align="end">
          <style:list-level-label-alignment fo:text-indent="-0.75cm" text:label-followed-by="listtab"/>
        </style:list-level-properties>
      </text:list-level-style-number>
      <text:list-level-style-number style:num-format="1" text:display-levels="4" text:level="4">
        <style:list-level-properties text:list-level-position-and-space-mode="label-alignment" fo:text-align="end">
          <style:list-level-label-alignment fo:text-indent="-0.75cm" text:label-followed-by="listtab"/>
        </style:list-level-properties>
      </text:list-level-style-number>
      <text:list-level-style-number style:num-letter-sync="true" style:num-suffix=")" style:num-format="a" text:level="5">
        <style:list-level-properties text:list-level-position-and-space-mode="label-alignment">
          <style:list-level-label-alignment fo:text-indent="-1.05cm" text:label-followed-by="listtab" fo:margin-left="1.05cm"/>
        </style:list-level-properties>
      </text:list-level-style-number>
      <text:list-level-style-number style:num-suffix=")" style:num-format="i" text:level="6">
        <style:list-level-properties text:list-level-position-and-space-mode="label-alignment">
          <style:list-level-label-alignment fo:text-indent="-1.05cm" text:label-followed-by="listtab" fo:margin-left="1.05cm"/>
        </style:list-level-properties>
      </text:list-level-style-number>
      <text:list-level-style-number style:num-prefix="(" style:num-letter-sync="true" style:num-suffix=")" style:num-format="a" text:level="7">
        <style:list-level-properties text:list-level-position-and-space-mode="label-alignment">
          <style:list-level-label-alignment fo:text-indent="-1.051cm" text:label-followed-by="listtab" fo:margin-left="2.101cm"/>
        </style:list-level-properties>
      </text:list-level-style-number>
      <text:list-level-style-number style:num-prefix="(" style:num-suffix=")" style:num-format="i" text:level="8">
        <style:list-level-properties text:list-level-position-and-space-mode="label-alignment">
          <style:list-level-label-alignment fo:text-indent="-1.051cm" text:label-followed-by="listtab" fo:margin-left="2.101cm"/>
        </style:list-level-properties>
      </text:list-level-style-number>
      <text:list-level-style-number style:num-prefix="(" style:num-letter-sync="true" style:num-suffix=")" style:num-format="a" text:start-value="27" text:level="9">
        <style:list-level-properties text:list-level-position-and-space-mode="label-alignment">
          <style:list-level-label-alignment fo:text-indent="-1.051cm" text:label-followed-by="listtab" fo:margin-left="2.101cm"/>
        </style:list-level-properties>
      </text:list-level-style-number>
      <text:list-level-style-number style:num-suffix="." style:num-format="1" text:level="10">
        <style:list-level-properties text:list-level-position-and-space-mode="label-alignment">
          <style:list-level-label-alignment fo:text-indent="-0.635cm" text:label-followed-by="listtab" fo:margin-left="6.985cm" text:list-tab-stop-position="6.985cm"/>
        </style:list-level-properties>
      </text:list-level-style-number>
    </text:list-style>
    <text:notes-configuration text:start-numbering-at="document" text:citation-body-style-name="Footnote_20_Reference" text:footnotes-position="page" style:num-format="1" text:start-value="0" text:citation-style-name="Footnote_20_Symbol" text:note-class="footnote"/>
    <text:notes-configuration style:num-format="i" text:start-value="0" text:note-class="endnote"/>
    <text:linenumbering-configuration text:increment="5" style:num-format="1" text:number-lines="false" text:offset="0.499cm" text:number-position="left"/>
    <style:default-page-layout>
      <style:page-layout-properties fo:padding="0cm" fo:border="none" style:writing-mode="lr-tb" style:layout-grid-standard-mode="true"/>
    </style:default-page-layout>
  </office:styles>
  <office:automatic-styles>
    <style:style style:name="MP1" style:parent-style-name="Text_20_body" style:family="paragraph" style:master-page-name="">
      <style:paragraph-properties fo:border-left="none" fo:padding="0.049cm" fo:border-top="0.06pt solid #000000" style:line-height-at-least="0.388cm" style:join-border="false" fo:border-right="none" fo:border-bottom="none" fo:hyphenation-ladder-count="no-limit" style:page-number="auto">
        <style:tab-stops>
          <style:tab-stop style:position="14.993cm" style:type="right"/>
        </style:tab-stops>
      </style:paragraph-properties>
      <style:text-properties fo:hyphenation-push-char-count="2" style:font-name="Calibri" loext:padding-bottom="0cm" loext:padding-right="0cm" fo:hyphenation-remain-char-count="2" officeooo:rsid="004b6859" loext:padding-top="0.049cm" fo:hyphenate="true" loext:border="none" loext:padding-left="0cm"/>
    </style:style>
    <style:style style:name="MP2" style:parent-style-name="Footer" style:family="paragraph">
      <style:paragraph-properties fo:padding-left="0cm" fo:border-left="none" fo:padding-top="0.035cm" fo:border-top="0.51pt solid #000000" fo:border-right="none" fo:padding-right="0cm" fo:border-bottom="none" fo:padding-bottom="0cm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MP3" style:parent-style-name="Footer" style:family="paragraph">
      <style:paragraph-properties fo:padding-left="0cm" fo:border-left="none" fo:padding-top="0.035cm" fo:border-top="0.51pt solid #000000" fo:border-right="none" fo:padding-right="0cm" fo:border-bottom="none" fo:padding-bottom="0cm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MT1" style:family="text">
      <style:text-properties fo:font-size="9pt"/>
    </style:style>
    <style:style style:name="MT2" style:family="text">
      <style:text-properties officeooo:rsid="003c7b76" fo:font-size="9pt"/>
    </style:style>
    <style:style style:name="MT3" style:family="text">
      <style:text-properties style:font-name="Calibri" style:font-size-complex="9pt" fo:font-size="9pt" style:font-size-asian="9pt" style:font-name-complex="Arial1"/>
    </style:style>
    <style:style style:name="MT4" style:family="text">
      <style:text-properties style:font-name="Calibri" officeooo:rsid="002dfa47" style:font-size-complex="9pt" fo:font-size="9pt" style:font-size-asian="9pt" style:font-name-complex="Arial1"/>
    </style:style>
    <style:style style:name="MT5" style:family="text">
      <style:text-properties style:font-name="Calibri" officeooo:rsid="002dfa47" fo:font-size="9pt" style:font-size-asian="9pt" style:font-name-complex="Arial1"/>
    </style:style>
    <style:style style:name="MT6" style:family="text">
      <style:text-properties style:font-name="Calibri" fo:font-size="9pt" style:font-size-asian="9pt" style:font-name-complex="Arial1"/>
    </style:style>
    <style:page-layout style:name="Mpm1">
      <style:page-layout-properties fo:page-height="29.7cm" style:layout-grid-color="#c0c0c0" style:layout-grid-lines="20" style:layout-grid-display="false" fo:margin-left="3.5cm" style:layout-grid-mode="none" fo:margin-bottom="1.101cm" style:writing-mode="lr-tb" style:footnote-max-height="0cm" style:num-format="1" style:layout-grid-ruby-height="0.353cm" style:layout-grid-print="false" style:layout-grid-base-width="0.706cm" fo:margin-top="4.001cm" style:layout-grid-snap-to="true" style:print-orientation="portrait" style:layout-grid-base-height="0.706cm" fo:margin-right="2.499cm" fo:page-width="21.001cm" style:layout-grid-ruby-below="false">
        <style:footnote-sep style:width="0.018cm" style:adjustment="left" style:rel-width="25%" style:distance-before-sep="0.101cm" style:line-style="solid" style:distance-after-sep="0.101cm" style:color="#000000"/>
      </style:page-layout-properties>
      <style:header-style/>
      <style:footer-style>
        <style:header-footer-properties fo:margin-left="0cm" fo:background-color="transparent" fo:padding-right="0cm" draw:fill="none" fo:margin-top="0cm" style:dynamic-spacing="true" fo:padding-left="0cm" fo:padding-top="1.499cm" fo:border="none" fo:margin-right="0cm" fo:padding-bottom="0cm" draw:fill-color="#4f81bd" fo:min-height="2cm"/>
      </style:footer-style>
    </style:page-layout>
    <style:page-layout style:name="Mpm2">
      <style:page-layout-properties fo:page-height="29.7cm" style:layout-grid-color="#c0c0c0" style:layout-grid-lines="20" style:layout-grid-display="false" fo:margin-left="3.501cm" style:layout-grid-mode="none" fo:margin-bottom="1.101cm" style:writing-mode="lr-tb" style:footnote-max-height="0cm" style:num-format="1" style:layout-grid-ruby-height="0.353cm" style:layout-grid-print="false" style:layout-grid-base-width="0.706cm" fo:margin-top="4.001cm" style:layout-grid-snap-to="true" style:print-orientation="portrait" style:layout-grid-base-height="0.706cm" fo:margin-right="2.501cm" fo:page-width="21.001cm" style:layout-grid-ruby-below="false">
        <style:footnote-sep style:width="0.018cm" style:adjustment="left" style:rel-width="33%" style:line-style="solid" style:color="#000000"/>
      </style:page-layout-properties>
      <style:header-style/>
      <style:footer-style>
        <style:header-footer-properties fo:margin-left="0cm" fo:background-color="transparent" fo:padding-right="0cm" draw:fill="none" fo:margin-top="0cm" style:dynamic-spacing="true" fo:padding-left="0cm" fo:padding-top="1.499cm" fo:border="none" fo:margin-right="0cm" fo:padding-bottom="0cm" draw:fill-color="#4f81bd" fo:min-height="2cm"/>
      </style:footer-style>
    </style:page-layout>
    <style:page-layout style:name="Mpm3">
      <style:page-layout-properties fo:page-height="29.7cm" style:layout-grid-color="#c0c0c0" style:layout-grid-lines="20" style:layout-grid-display="false" fo:margin-left="3.501cm" style:layout-grid-mode="none" fo:margin-bottom="2cm" style:writing-mode="lr-tb" style:footnote-max-height="0cm" style:num-format="1" style:layout-grid-ruby-height="0.353cm" style:layout-grid-print="false" style:layout-grid-base-width="0.706cm" fo:margin-top="4.001cm" style:layout-grid-snap-to="true" style:print-orientation="portrait" style:layout-grid-base-height="0.706cm" fo:margin-right="2.501cm" fo:page-width="21.001cm" style:layout-grid-ruby-below="false">
        <style:footnote-sep style:width="0.018cm" style:adjustment="left" style:rel-width="33%" style:line-style="solid" style:color="#000000"/>
      </style:page-layout-properties>
      <style:header-style/>
      <style:footer-style>
        <style:header-footer-properties fo:margin-left="0cm" fo:background-color="transparent" fo:margin-right="0cm" draw:fill="none" draw:fill-color="#4f81bd" fo:min-height="1.499cm" fo:margin-top="0.499cm" style:dynamic-spacing="false"/>
      </style:footer-style>
    </style:page-layout>
    <style:page-layout style:name="Mpm4">
      <style:page-layout-properties fo:page-height="29.7cm" style:layout-grid-color="#c0c0c0" style:layout-grid-lines="20" style:layout-grid-display="false" fo:margin-left="3.501cm" style:layout-grid-mode="none" fo:margin-bottom="1.249cm" style:writing-mode="lr-tb" style:footnote-max-height="0cm" style:num-format="1" style:layout-grid-ruby-height="0.353cm" style:layout-grid-print="false" style:layout-grid-base-width="0.706cm" fo:margin-top="1.249cm" style:layout-grid-snap-to="true" style:print-orientation="portrait" style:layout-grid-base-height="0.706cm" fo:margin-right="2.499cm" fo:page-width="21.001cm" style:layout-grid-ruby-below="false">
        <style:footnote-sep style:width="0.018cm" style:adjustment="left" style:rel-width="33%" style:line-style="solid" style:color="#000000"/>
      </style:page-layout-properties>
      <style:header-style>
        <style:header-footer-properties fo:margin-left="0cm" fo:margin-bottom="0cm" fo:margin-right="0cm" fo:min-height="1.251cm" style:dynamic-spacing="true"/>
      </style:header-style>
      <style:footer-style>
        <style:header-footer-properties fo:margin-left="0cm" fo:margin-right="0cm" fo:min-height="0.751cm" fo:margin-top="0cm" style:dynamic-spacing="true"/>
      </style:footer-style>
    </style:page-layout>
    <style:page-layout style:name="Mpm5">
      <style:page-layout-properties fo:page-height="29.7cm" style:layout-grid-color="#c0c0c0" style:layout-grid-lines="20" style:layout-grid-display="false" fo:margin-left="2cm" style:layout-grid-mode="none" fo:margin-bottom="1cm" style:writing-mode="lr-tb" style:footnote-max-height="0cm" style:num-format="1" style:layout-grid-ruby-height="0.353cm" style:layout-grid-print="false" style:layout-grid-base-width="0.706cm" fo:margin-top="1cm" style:layout-grid-snap-to="true" style:print-orientation="portrait" style:layout-grid-base-height="0.706cm" fo:margin-right="1cm" fo:page-width="21.001cm" style:layout-grid-ruby-below="false">
        <style:footnote-sep style:width="0.018cm" style:adjustment="left" style:rel-width="25%" style:distance-before-sep="0.101cm" style:line-style="solid" style:distance-after-sep="0.101cm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nmeldung Handelsregister Gründung </text:span><text:span text:style-name="MT1"><text:bookmark-ref text:reference-format="text" text:ref-name="FirmaGerman">testfirma</text:bookmark-ref></text:span><text:span text:style-name="MT1"><text:s/></text:span><text:span text:style-name="MT2">AG</text:span><text:span text:style-name="MT1"><text:tab/>Seite </text:span><text:span text:style-name="MT1"><text:page-number text:select-page="current">1</text:page-number></text:span></text:p>
      </style:footer>
    </style:master-page>
    <style:master-page style:name="MP0" style:page-layout-name="Mpm2">
      <style:footer>
        <text:p text:style-name="MP2"><text:span text:style-name="Default_20_Paragraph_20_Font"><text:span text:style-name="MT3">Statuten </text:span></text:span><text:span text:style-name="Default_20_Paragraph_20_Font"><text:span text:style-name="MT4">zur Gründung</text:span></text:span><text:span text:style-name="Default_20_Paragraph_20_Font"><text:span text:style-name="MT3"><text:tab/>Seite 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MPF0" style:next-style-name="MP0" style:page-layout-name="Mpm3">
      <style:footer>
        <text:p text:style-name="Footer"/>
      </style:footer>
    </style:master-page>
    <style:master-page style:name="MP1" style:page-layout-name="Mpm4">
      <style:header>
        <text:p text:style-name="Header"/>
      </style:header>
      <style:footer>
        <text:p text:style-name="MP3"><text:span text:style-name="Default_20_Paragraph_20_Font"><text:span text:style-name="MT5">Amtliche Beglaubigung zur Gründung</text:span></text:span><text:span text:style-name="Default_20_Paragraph_20_Font"><text:span text:style-name="MT6"><text:tab/>Seite </text:span></text:span><text:span text:style-name="Page_20_Number"><text:span text:style-name="MT6"><text:page-number text:select-page="current">0</text:page-number></text:span></text:span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title>Öffentliche Urkunde</dc:title>
    <meta:initial-creator>Durrer Debora</meta:initial-creator>
    <meta:creation-date>2019-10-28T15:11:00Z</meta:creation-date>
    <dc:date>2020-03-03T19:41:13.828650448</dc:date>
    <meta:print-date>2017-10-23T05:16:00Z</meta:print-date>
    <meta:editing-cycles>49</meta:editing-cycles>
    <meta:editing-duration>PT21H1M3S</meta:editing-duration>
    <meta:document-statistic meta:table-count="0" meta:image-count="0" meta:object-count="0" meta:page-count="1" meta:paragraph-count="20" meta:word-count="72" meta:character-count="758" meta:non-whitespace-character-count="705"/>
    <meta:template xlink:type="simple" xlink:actuate="onRequest" xlink:title="" xlink:href="../../Alt/Cham_HR-Anmeldung%20(DE,%202019-12-11).odt/Normal.dotm"/>
  </office:meta>
</office:document-meta>
</file>